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0.45cm" style:rel-column-width="1734*"/>
    </style:style>
    <style:style style:name="Таблица1.B" style:family="table-column">
      <style:table-column-properties style:column-width="10.209cm" style:rel-column-width="39360*"/>
    </style:style>
    <style:style style:name="Таблица1.C" style:family="table-column">
      <style:table-column-properties style:column-width="3.976cm" style:rel-column-width="15327*"/>
    </style:style>
    <style:style style:name="Таблица1.D" style:family="table-column">
      <style:table-column-properties style:column-width="2.364cm" style:rel-column-width="9114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8.209cm" fo:margin-left="0cm" fo:margin-right="-1.21cm" table:align="margins"/>
    </style:style>
    <style:style style:name="Таблица2.A" style:family="table-column">
      <style:table-column-properties style:column-width="0.841cm" style:rel-column-width="3028*"/>
    </style:style>
    <style:style style:name="Таблица2.B" style:family="table-column">
      <style:table-column-properties style:column-width="14.215cm" style:rel-column-width="51162*"/>
    </style:style>
    <style:style style:name="Таблица2.C" style:family="table-column">
      <style:table-column-properties style:column-width="3.152cm" style:rel-column-width="11345*"/>
    </style:style>
    <style:style style:name="Таблица2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fo:font-size="16pt" fo:language="ru" fo:country="RU"/>
    </style:style>
    <style:style style:name="P2" style:family="paragraph" style:parent-style-name="Text_20_body">
      <style:paragraph-properties fo:margin-left="0cm" fo:margin-right="0cm" fo:margin-top="5.715cm" fo:margin-bottom="0.423cm" fo:text-align="center" style:justify-single-word="false" fo:text-indent="0cm" style:auto-text-indent="false" style:writing-mode="lr-tb"/>
      <style:text-properties fo:font-size="26pt" fo:language="ru" fo:country="RU"/>
    </style:style>
    <style:style style:name="P3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20pt" fo:language="ru" fo:country="RU"/>
    </style:style>
    <style:style style:name="P4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fo:font-size="18pt" fo:language="ru" fo:country="RU"/>
    </style:style>
    <style:style style:name="P5" style:family="paragraph" style:parent-style-name="Text_20_body">
      <style:paragraph-properties fo:margin-left="0cm" fo:margin-right="0cm" fo:margin-top="7.408cm" fo:margin-bottom="0.353cm" fo:text-align="end" style:justify-single-word="false" fo:text-indent="0cm" style:auto-text-indent="false" style:writing-mode="lr-tb"/>
      <style:text-properties fo:font-size="16pt" fo:language="ru" fo:country="RU"/>
    </style:style>
    <style:style style:name="P6" style:family="paragraph" style:parent-style-name="Text_20_body">
      <style:paragraph-properties fo:margin-left="0cm" fo:margin-right="0cm" fo:margin-top="3.551cm" fo:margin-bottom="0.42cm" fo:text-align="center" style:justify-single-word="false" fo:text-indent="0cm" style:auto-text-indent="false" style:writing-mode="lr-tb"/>
      <style:text-properties fo:font-size="16pt" fo:language="ru" fo:country="RU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text-underline-style="solid" style:text-underline-width="auto" style:text-underline-color="font-color" style:font-name-asian="Monospace" style:font-size-asian="8pt" style:font-name-complex="Monospace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15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6" style:family="paragraph" style:parent-style-name="Standard">
      <style:text-properties fo:color="#3f7f5f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style:font-name="Times New Roman"/>
    </style:style>
    <style:style style:name="P19" style:family="paragraph" style:parent-style-name="Table_20_Contents"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text-properties style:text-position="0% 100%"/>
    </style:style>
    <style:style style:name="P25" style:family="paragraph" style:parent-style-name="Table_20_Contents">
      <style:paragraph-properties fo:text-align="center" style:justify-single-word="false"/>
      <style:text-properties style:text-position="0% 100%"/>
    </style:style>
    <style:style style:name="P26" style:family="paragraph" style:parent-style-name="Table_20_Contents">
      <style:paragraph-properties fo:text-align="start" style:justify-single-word="false"/>
      <style:text-properties style:text-position="0% 100%"/>
    </style:style>
    <style:style style:name="P27" style:family="paragraph" style:parent-style-name="Table_20_Contents">
      <style:paragraph-properties fo:text-align="start" style:justify-single-word="false"/>
      <style:text-properties style:text-position="0% 100%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text-position="sub 58%"/>
    </style:style>
    <style:style style:name="P29" style:family="paragraph" style:parent-style-name="Table_20_Contents">
      <style:text-properties style:font-name="DejaVu Sans" fo:font-size="14pt" style:font-size-asian="14pt" style:font-size-complex="14pt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Heading_20_1">
      <style:paragraph-properties fo:margin-top="6.219cm" fo:margin-bottom="0.21cm"/>
    </style:style>
    <style:style style:name="P34" style:family="paragraph" style:parent-style-name="Heading_20_1">
      <style:paragraph-properties fo:margin-top="0cm" fo:margin-bottom="0.21cm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Monospace" fo:font-size="12.6000003814697pt" style:font-name-asian="Monospace" style:font-size-asian="12.6000003814697pt" style:font-name-complex="Monospace" style:font-size-complex="12.6000003814697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text-align="center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style:line-height-at-least="0cm" fo:text-align="center" fo:text-indent="0cm"/>
    </style:style>
    <style:style style:name="P53" style:family="paragraph">
      <style:paragraph-properties fo:margin-left="0cm" fo:margin-right="0cm" fo:margin-top="0cm" fo:margin-bottom="0cm" style:line-height-at-least="0cm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overline-style="none" style:text-overline-color="font-color"/>
    </style:style>
    <style:style style:name="T3" style:family="text">
      <style:text-properties style:text-position="sub 58%" style:font-name="Times New Roman" fo:font-size="12pt" style:font-size-asian="12pt" style:font-size-complex="12pt" style:text-overline-style="none" style:text-overline-color="font-color"/>
    </style:style>
    <style:style style:name="T4" style:family="text">
      <style:text-properties style:text-position="sub 58%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style:text-overline-style="none" style:text-overline-color="font-color"/>
    </style:style>
    <style:style style:name="T8" style:family="text">
      <style:text-properties style:text-position="0% 100%" style:font-name="DejaVu Sans" fo:font-size="14pt" style:font-size-asian="14pt" style:font-size-complex="14pt" style:text-overline-style="none" style:text-overline-color="font-color"/>
    </style:style>
    <style:style style:name="T9" style:family="text">
      <style:text-properties style:text-position="0% 100%" style:font-name="Times New Roman" fo:font-size="12pt" style:font-size-asian="12pt" style:font-size-complex="12pt" style:text-overline-style="none" style:text-overline-color="font-color"/>
    </style:style>
    <style:style style:name="T10" style:family="text">
      <style:text-properties style:text-position="0% 100%" style:font-size-asian="10.5pt"/>
    </style:style>
    <style:style style:name="T11" style:family="text">
      <style:text-properties style:font-name="DejaVu Sans"/>
    </style:style>
    <style:style style:name="T12" style:family="text">
      <style:text-properties style:font-name="DejaVu Sans" fo:font-size="14pt" style:font-size-asian="14pt" style:font-size-complex="14pt"/>
    </style:style>
    <style:style style:name="T13" style:family="text">
      <style:text-properties style:font-name="DejaVu Sans" fo:font-size="14pt" style:font-size-asian="14pt" style:font-size-complex="14pt" style:text-overline-style="none" style:text-overline-color="font-color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use-window-font-color="true" style:text-outline="false" style:text-line-through-style="none" style:text-position="-35% 100%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-39% 100%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-40% 100%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7f0055" fo:font-weight="bold" style:font-weight-asian="bold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2a00ff"/>
    </style:style>
    <style:style style:name="T28" style:family="text">
      <style:text-properties fo:color="#2a00ff" style:text-underline-style="solid" style:text-underline-width="auto" style:text-underline-color="font-color"/>
    </style:style>
    <style:style style:name="T29" style:family="text">
      <style:text-properties fo:color="#3f7f5f"/>
    </style:style>
    <style:style style:name="T30" style:family="text">
      <style:text-properties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font-name="Arial1" fo:font-size="14pt" fo:language="en" fo:country="US" fo:font-style="normal" fo:text-shadow="none" style:text-underline-style="none" fo:font-weight="normal" style:letter-kerning="true" style:font-name-asian="DejaVu Sans1" style:font-size-asian="14pt" style:language-asian="en" style:country-asian="US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position="-36% 100%" style:font-name="Times New Roman" fo:font-size="14pt" fo:language="en" fo:country="US" fo:font-style="normal" fo:text-shadow="none" style:text-underline-style="none" fo:font-weight="normal" style:letter-kerning="true" style:font-name-asian="DejaVu Sans1" style:font-size-asian="14pt" style:language-asian="en" style:country-asian="US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position="-42% 100%" style:font-name="Times New Roman" fo:font-size="14pt" fo:language="en" fo:country="US" fo:font-style="normal" fo:text-shadow="none" style:text-underline-style="none" fo:font-weight="normal" style:letter-kerning="true" style:font-name-asian="DejaVu Sans1" style:font-size-asian="14pt" style:language-asian="en" style:country-asian="US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font-name="DejaVu Sans" fo:font-size="14pt" fo:language="en" fo:country="US" fo:font-style="normal" fo:text-shadow="none" style:text-underline-style="none" fo:font-weight="normal" style:letter-kerning="true" style:font-name-asian="DejaVu Sans1" style:font-size-asian="14pt" style:language-asian="en" style:country-asian="US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position="0% 100%" style:font-name="Times New Roman" fo:font-size="14pt" fo:language="en" fo:country="US" fo:font-style="normal" fo:text-shadow="none" style:text-underline-style="none" fo:font-weight="normal" style:letter-kerning="true" style:font-name-asian="DejaVu Sans1" style:font-size-asian="14pt" style:language-asian="en" style:country-asian="US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position="0% 100%" style:font-name="DejaVu Sans" fo:font-size="14pt" fo:language="en" fo:country="US" fo:font-style="normal" fo:text-shadow="none" style:text-underline-style="none" fo:font-weight="normal" style:letter-kerning="true" style:font-name-asian="DejaVu Sans1" style:font-size-asian="14pt" style:language-asian="en" style:country-asian="US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font-name="DejaVu Sans" fo:font-size="12pt" fo:language="en" fo:country="US" fo:font-style="normal" fo:text-shadow="none" style:text-underline-style="none" fo:font-weight="normal" style:letter-kerning="true" style:font-name-asian="DejaVu Sans1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font-name="Arial1" fo:font-size="16pt" fo:language="en" fo:country="US" fo:font-style="normal" fo:text-shadow="none" style:text-underline-style="none" fo:font-weight="normal" style:letter-kerning="true" style:font-name-asian="DejaVu Sans1" style:font-size-asian="12pt" style:language-asian="en" style:country-asian="US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-42% 100%" style:font-name="Times New Roman" fo:font-size="16pt" fo:language="en" fo:country="US" fo:font-style="normal" fo:text-shadow="none" style:text-underline-style="none" fo:font-weight="normal" style:letter-kerning="true" style:font-name-asian="DejaVu Sans1" style:font-size-asian="12pt" style:language-asian="en" style:country-asian="US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letter-kerning="true" style:font-name-asian="DejaVu Sans1" style:font-size-asian="12pt" style:language-asian="en" style:country-asian="US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position="0% 100%" style:font-name="Times New Roman" fo:font-size="16pt" fo:language="en" fo:country="US" fo:font-style="normal" fo:text-shadow="none" style:text-underline-style="none" fo:font-weight="normal" style:letter-kerning="true" style:font-name-asian="DejaVu Sans1" style:font-size-asian="12pt" style:language-asian="en" style:country-asian="US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position="0% 100%" style:font-name="Arial1" fo:font-size="13pt" fo:language="en" fo:country="US" fo:font-style="normal" fo:text-shadow="none" style:text-underline-style="none" fo:font-weight="normal" style:letter-kerning="true" style:font-name-asian="DejaVu Sans1" style:font-size-asian="13pt" style:language-asian="en" style:country-asian="US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position="-36% 100%" style:font-name="Times New Roman" fo:font-size="13pt" fo:language="en" fo:country="US" fo:font-style="normal" fo:text-shadow="none" style:text-underline-style="none" fo:font-weight="normal" style:letter-kerning="true" style:font-name-asian="DejaVu Sans1" style:font-size-asian="13pt" style:language-asian="en" style:country-asian="US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position="0% 100%" style:font-name="Times New Roman" fo:font-size="13pt" fo:language="en" fo:country="US" fo:font-style="normal" fo:text-shadow="none" style:text-underline-style="none" fo:font-weight="normal" style:letter-kerning="true" style:font-name-asian="DejaVu Sans1" style:font-size-asian="13pt" style:language-asian="en" style:country-asian="US" style:font-style-asian="normal" style:font-weight-asian="normal" style:font-name-complex="DejaVu Sans1" style:font-size-complex="13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position="0% 100%" style:font-name="Arial1" fo:font-size="14pt" fo:language="en" fo:country="US" fo:font-style="normal" fo:text-shadow="none" style:text-underline-style="none" fo:font-weight="normal" style:letter-kerning="true" style:font-name-asian="DejaVu Sans1" style:font-size-asian="14pt" style:language-asian="en" style:country-asian="US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21cm" fo:min-width="3.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2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8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125cm" draw:marker-start-center="false" draw:marker-end="" draw:marker-end-width="0.12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125cm" draw:marker-start-center="false" draw:marker-end="Arrow" draw:marker-end-width="0.4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651cm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65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049cm" svg:stroke-color="#000000" draw:marker-start="" draw:marker-start-width="0.125cm" draw:marker-start-center="false" draw:marker-end="" draw:marker-end-width="0.12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125cm" draw:marker-start-center="false" draw:marker-end="" draw:marker-end-width="0.12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9cm" svg:stroke-color="#000000" draw:marker-start="" draw:marker-start-width="0.125cm" draw:marker-start-center="false" draw:marker-end="Arrow" draw:marker-end-width="0.4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125cm" draw:marker-start-center="false" draw:marker-end="Arrow" draw:marker-end-width="0.4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49cm" svg:stroke-color="#000000" draw:marker-start="" draw:marker-start-width="0.125cm" draw:marker-start-center="false" draw:marker-end="Arrow" draw:marker-end-width="0.4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="" draw:marker-start-width="0.125cm" draw:marker-start-center="false" draw:marker-end="Arrow" draw:marker-end-width="0.4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125cm" draw:marker-start-center="false" draw:marker-end="Arrow" draw:marker-end-width="0.4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87cm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903cm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84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84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1.33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84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49cm" svg:stroke-color="#000000" draw:marker-start="" draw:marker-start-width="0.125cm" draw:marker-start-center="false" draw:marker-end="" draw:marker-end-width="0.12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1.40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1.462cm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ffffff" fo:min-height="0.72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1.431cm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.049cm" svg:stroke-color="#000000" draw:marker-start="" draw:marker-start-width="0.125cm" draw:marker-start-center="false" draw:marker-end="Arrow" draw:marker-end-width="0.4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 №6</text:p>
      <text:p text:style-name="P3">по курсу:</text:p>
      <text:p text:style-name="P3">«Параллельные и распределённые вычисления»</text:p>
      <text:p text:style-name="P4">тема: «OpenMP»</text:p>
      <text:p text:style-name="P5">Выполнил: студент группы ИВ-73</text:p>
      <text:p text:style-name="P1">НТУУ «КПИ» ФИВТ</text:p>
      <text:p text:style-name="P1">Пустовит Михаил</text:p>
      <text:p text:style-name="P6">Киев-2010</text:p>
      <text:h text:style-name="Heading_20_1" text:outline-level="1"><text:soft-page-break/>Техническое задание</text:h>
      <text:p text:style-name="P15">A = MA <text:s/>* (MC + <text:span text:style-name="T11">α </text:span><text:span text:style-name="T14">* MZ * MR</text:span>)</text:p>
      <text:h text:style-name="P33" text:outline-level="1"><draw:g text:anchor-type="paragraph" draw:z-index="0" draw:style-name="gr1"><draw:custom-shape draw:style-name="gr2" draw:text-style-name="P39" svg:width="15.123cm" svg:height="1.204cm" svg:x="1.471cm" svg:y="0.037cm"><text:p/><draw:enhanced-geometry svg:viewBox="0 0 21600 21600" draw:type="rectangle" draw:enhanced-path="M 0 0 L 21600 0 21600 21600 0 21600 0 0 Z N"/></draw:custom-shape><draw:custom-shape draw:style-name="gr3" draw:text-style-name="P39" svg:width="2.405cm" svg:height="0.856cm" svg:x="1.773cm" svg:y="1.824cm"><text:p text:style-name="P40"><text:span text:style-name="T31">1</text:span></text:p><draw:enhanced-geometry svg:viewBox="0 0 21600 21600" draw:type="rectangle" draw:enhanced-path="M 0 0 L 21600 0 21600 21600 0 21600 0 0 Z N"/></draw:custom-shape><draw:custom-shape draw:style-name="gr3" draw:text-style-name="P39" svg:width="2.405cm" svg:height="0.856cm" svg:x="5.68cm" svg:y="1.824cm"><text:p text:style-name="P40"><text:span text:style-name="T31">2</text:span></text:p><draw:enhanced-geometry svg:viewBox="0 0 21600 21600" draw:type="rectangle" draw:enhanced-path="M 0 0 L 21600 0 21600 21600 0 21600 0 0 Z N"/></draw:custom-shape><draw:line draw:style-name="gr4" draw:text-style-name="P39" svg:x1="2.974cm" svg:y1="1.84cm" svg:x2="2.974cm" svg:y2="1.239cm"><text:p/></draw:line><draw:line draw:style-name="gr4" draw:text-style-name="P39" svg:x1="6.881cm" svg:y1="1.84cm" svg:x2="6.881cm" svg:y2="1.239cm"><text:p/></draw:line><draw:frame draw:style-name="gr5" draw:text-style-name="P42" svg:width="4.061cm" svg:height="0.872cm" svg:x="11.971cm" svg:y="0.06cm"><draw:text-box><text:p text:style-name="P41"><text:span text:style-name="T31">Общая память</text:span></text:p></draw:text-box></draw:frame><draw:custom-shape draw:style-name="gr2" draw:text-style-name="P39" svg:width="2.163cm" svg:height="0.966cm" svg:x="1.901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4" draw:text-style-name="P39" svg:x1="3.008cm" svg:y1="3.281cm" svg:x2="3.008cm" svg:y2="2.68cm"><text:p/></draw:line><draw:line draw:style-name="gr4" draw:text-style-name="P39" svg:x1="6.915cm" svg:y1="3.281cm" svg:x2="6.915cm" svg:y2="2.68cm"><text:p/></draw:line><draw:custom-shape draw:style-name="gr2" draw:text-style-name="P39" svg:width="2.16cm" svg:height="0.966cm" svg:x="5.793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39" svg:width="1.295cm" svg:height="1.481cm" svg:x="2.335cm" svg:y="4.304cm"><draw:text-box><text:p text:style-name="P40"><text:span text:style-name="T31">MA</text:span></text:p><text:p text:style-name="P40"><text:span text:style-name="T31">MB</text:span></text:p></draw:text-box></draw:frame><draw:frame draw:style-name="gr7" draw:text-style-name="P39" svg:width="1.295cm" svg:height="1.417cm" svg:x="6.225cm" svg:y="4.304cm"><draw:text-box><text:p text:style-name="P40"><text:span text:style-name="T31">MC</text:span></text:p></draw:text-box></draw:frame><draw:custom-shape draw:style-name="gr3" draw:text-style-name="P39" svg:width="2.405cm" svg:height="0.856cm" svg:x="9.68cm" svg:y="1.824cm"><text:p text:style-name="P40"><text:span text:style-name="T31">3</text:span></text:p><draw:enhanced-geometry svg:viewBox="0 0 21600 21600" draw:type="rectangle" draw:enhanced-path="M 0 0 L 21600 0 21600 21600 0 21600 0 0 Z N"/></draw:custom-shape><draw:custom-shape draw:style-name="gr3" draw:text-style-name="P39" svg:width="2.403cm" svg:height="0.856cm" svg:x="13.589cm" svg:y="1.824cm"><text:p text:style-name="P40"><text:span text:style-name="T31">4</text:span></text:p><draw:enhanced-geometry svg:viewBox="0 0 21600 21600" draw:type="rectangle" draw:enhanced-path="M 0 0 L 21600 0 21600 21600 0 21600 0 0 Z N"/></draw:custom-shape><draw:line draw:style-name="gr4" draw:text-style-name="P39" svg:x1="10.882cm" svg:y1="1.84cm" svg:x2="10.882cm" svg:y2="1.239cm"><text:p/></draw:line><draw:custom-shape draw:style-name="gr2" draw:text-style-name="P39" svg:width="2.163cm" svg:height="0.966cm" svg:x="9.811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4" draw:text-style-name="P39" svg:x1="10.916cm" svg:y1="3.281cm" svg:x2="10.916cm" svg:y2="2.68cm"><text:p/></draw:line><draw:line draw:style-name="gr4" draw:text-style-name="P39" svg:x1="14.824cm" svg:y1="3.281cm" svg:x2="14.824cm" svg:y2="2.68cm"><text:p/></draw:line><draw:custom-shape draw:style-name="gr2" draw:text-style-name="P39" svg:width="2.162cm" svg:height="0.966cm" svg:x="13.7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39" svg:width="1.597cm" svg:height="1.481cm" svg:x="10.156cm" svg:y="4.304cm"><draw:text-box><text:p text:style-name="P40"><text:span text:style-name="T31">MZ</text:span></text:p><text:p text:style-name="P43"><text:span text:style-name="T31">α</text:span></text:p></draw:text-box></draw:frame><draw:frame draw:style-name="gr6" draw:text-style-name="P39" svg:width="1.295cm" svg:height="1.481cm" svg:x="14.132cm" svg:y="4.304cm"><draw:text-box><text:p text:style-name="P40"><text:span text:style-name="T31">MB</text:span></text:p></draw:text-box></draw:frame><draw:line draw:style-name="gr4" draw:text-style-name="P39" svg:x1="14.779cm" svg:y1="1.84cm" svg:x2="14.779cm" svg:y2="1.239cm"><text:p/></draw:line></draw:g>Этап 1. Построение параллельного алгоритма</text:h>
      <text:p text:style-name="Text_20_body">Вычисление данного матричного уравнения можно разбить на этапы:</text:p>
      <text:list xml:id="list1704038391" text:style-name="L1">
        <text:list-item>
          <text:p text:style-name="P30">MA<text:span text:style-name="T1">H</text:span> = <text:span text:style-name="T15">MB * (MC</text:span><text:span text:style-name="T3">H </text:span><text:span text:style-name="T9">+ α * MZ * MR</text:span><text:span text:style-name="T3">H</text:span><text:span text:style-name="T9">)</text:span></text:p>
          <text:p text:style-name="P30"><text:span text:style-name="T5">Общие ресурсы</text:span>: <text:s/>MB, MZ, <text:span text:style-name="T12">α</text:span></text:p>
        </text:list-item>
      </text:list>
      <text:h text:style-name="P34" text:outline-level="1">Этап 2. Разработка алгоритм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7">№</text:p>
          </table:table-cell>
          <table:table-cell table:style-name="Таблица1.A1" office:value-type="string">
            <text:p text:style-name="P17">Описание этапа</text:p>
          </table:table-cell>
          <table:table-cell table:style-name="Таблица1.A1" office:value-type="string">
            <text:p text:style-name="P17">Общие ресурсы</text:p>
          </table:table-cell>
          <table:table-cell table:style-name="Таблица1.A1" office:value-type="string">
            <text:p text:style-name="P17">Количество потоков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Table_20_Contents">Ввод данных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>4</text:p>
          </table:table-cell>
        </table:table-row>
        <table:table-row>
          <table:table-cell table:style-name="Таблица1.A1" office:value-type="string">
            <text:p text:style-name="P17">2</text:p>
          </table:table-cell>
          <table:table-cell table:style-name="Таблица1.A1" office:value-type="string">
            <text:p text:style-name="P18">Счет <text:span text:style-name="T18">MX</text:span><text:span text:style-name="T16">H</text:span><text:span text:style-name="T19"> = MC</text:span><text:span text:style-name="T17">H </text:span><text:span text:style-name="T19">+ </text:span><text:span text:style-name="T19">α</text:span><text:span text:style-name="T19"> * MZ * MR</text:span><text:span text:style-name="T16">H</text:span></text:p>
          </table:table-cell>
          <table:table-cell table:style-name="Таблица1.A1" office:value-type="string">
            <text:p text:style-name="P21"><text:span text:style-name="T19">α,</text:span><text:span text:style-name="T19"> MZ </text:span></text:p>
          </table:table-cell>
          <table:table-cell table:style-name="Таблица1.A1" office:value-type="string">
            <text:p text:style-name="P17">4</text:p>
          </table:table-cell>
        </table:table-row>
        <table:table-row>
          <table:table-cell table:style-name="Таблица1.A1" office:value-type="string">
            <text:p text:style-name="P17">3</text:p>
          </table:table-cell>
          <table:table-cell table:style-name="Таблица1.A1" office:value-type="string">
            <text:p text:style-name="P19">Счет <text:span text:style-name="T20">MA</text:span><text:span text:style-name="T22">H</text:span><text:span text:style-name="T21"> = MB * MX</text:span><text:span text:style-name="T22">H</text:span></text:p>
          </table:table-cell>
          <table:table-cell table:style-name="Таблица1.A1" office:value-type="string">
            <text:p text:style-name="P20">MB</text:p>
          </table:table-cell>
          <table:table-cell table:style-name="Таблица1.A1" office:value-type="string">
            <text:p text:style-name="P17">4</text:p>
          </table:table-cell>
        </table:table-row>
        <table:table-row>
          <table:table-cell table:style-name="Таблица1.A1" office:value-type="string">
            <text:p text:style-name="P17">4</text:p>
          </table:table-cell>
          <table:table-cell table:style-name="Таблица1.A1" office:value-type="string">
            <text:p text:style-name="P19">Вывод МА</text:p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7">1</text:p>
          </table:table-cell>
        </table:table-row>
      </table:table>
      <text:p text:style-name="Standard"/>
      <text:h text:style-name="P35" text:outline-level="1">Этап 3. Разработка схемы взаимодействия задач</text:h>
      <text:p text:style-name="Standard"/>
      <text:p text:style-name="Text_20_body"><draw:g text:anchor-type="paragraph" draw:z-index="1" draw:style-name="gr1"><draw:line draw:style-name="gr8" draw:text-style-name="P44" svg:x1="1.202cm" svg:y1="0.002cm" svg:x2="1.202cm" svg:y2="20.002cm"><text:p/></draw:line><draw:line draw:style-name="gr8" draw:text-style-name="P44" svg:x1="1.202cm" svg:y1="4.004cm" svg:x2="6.702cm" svg:y2="4.004cm"><text:p/></draw:line><draw:line draw:style-name="gr8" draw:text-style-name="P44" svg:x1="1.202cm" svg:y1="7.002cm" svg:x2="6.702cm" svg:y2="7.002cm"><text:p/></draw:line><draw:line draw:style-name="gr9" draw:text-style-name="P44" svg:x1="1.202cm" svg:y1="4.004cm" svg:x2="1.202cm" svg:y2="7.004cm"><text:p/></draw:line><draw:line draw:style-name="gr9" draw:text-style-name="P44" svg:x1="3.035cm" svg:y1="4.004cm" svg:x2="3.035cm" svg:y2="7.004cm"><text:p/></draw:line><draw:line draw:style-name="gr9" draw:text-style-name="P44" svg:x1="4.87cm" svg:y1="4.004cm" svg:x2="4.87cm" svg:y2="7.004cm"><text:p/></draw:line><draw:line draw:style-name="gr9" draw:text-style-name="P44" svg:x1="6.702cm" svg:y1="4.004cm" svg:x2="6.702cm" svg:y2="7.004cm"><text:p/></draw:line><draw:line draw:style-name="gr9" draw:text-style-name="P44" svg:x1="1.202cm" svg:y1="1.002cm" svg:x2="1.202cm" svg:y2="4.002cm"><text:p/></draw:line><draw:frame draw:style-name="gr10" draw:text-style-name="P45" svg:width="5.04cm" svg:height="1.001cm" svg:x="7.902cm" svg:y="5.003cm"><draw:text-box><text:p text:style-name="P41"><text:span text:style-name="T32">Ввод данных</text:span></text:p></draw:text-box></draw:frame><draw:line draw:style-name="gr8" draw:text-style-name="P44" svg:x1="1.202cm" svg:y1="8.502cm" svg:x2="6.702cm" svg:y2="8.502cm"><text:p/></draw:line><draw:line draw:style-name="gr8" draw:text-style-name="P44" svg:x1="1.202cm" svg:y1="11.504cm" svg:x2="6.702cm" svg:y2="11.504cm"><text:p/></draw:line><draw:line draw:style-name="gr9" draw:text-style-name="P44" svg:x1="1.202cm" svg:y1="8.502cm" svg:x2="1.202cm" svg:y2="11.502cm"><text:p/></draw:line><draw:line draw:style-name="gr9" draw:text-style-name="P44" svg:x1="3.035cm" svg:y1="8.502cm" svg:x2="3.035cm" svg:y2="11.502cm"><text:p/></draw:line><draw:line draw:style-name="gr9" draw:text-style-name="P44" svg:x1="4.87cm" svg:y1="8.502cm" svg:x2="4.87cm" svg:y2="11.502cm"><text:p/></draw:line><draw:line draw:style-name="gr9" draw:text-style-name="P44" svg:x1="6.702cm" svg:y1="8.502cm" svg:x2="6.702cm" svg:y2="11.502cm"><text:p/></draw:line><draw:frame draw:style-name="gr10" draw:text-style-name="P46" svg:width="8cm" svg:height="1.722cm" svg:x="7.202cm" svg:y="9.001cm"><draw:text-box><text:p text:style-name="P41"><text:span text:style-name="T33">MX</text:span><text:span text:style-name="T34">H</text:span><text:span text:style-name="T33"> = MC</text:span><text:span text:style-name="T35">H </text:span><text:span text:style-name="T33">+ </text:span><text:span text:style-name="T36">α</text:span><text:span text:style-name="T33"> * MZ * MR</text:span><text:span text:style-name="T34">H</text:span></text:p><text:p text:style-name="P41"><text:span text:style-name="T37">ОР: </text:span><text:span text:style-name="T38">α,</text:span><text:span text:style-name="T37"> MZ</text:span></text:p></draw:text-box></draw:frame><draw:frame draw:style-name="gr10" draw:text-style-name="P47" svg:width="4.001cm" svg:height="1.622cm" svg:x="1.201cm" svg:y="1.002cm"><draw:text-box><text:p text:style-name="P41"><text:span text:style-name="T39">Основной поток</text:span></text:p></draw:text-box></draw:frame><draw:frame draw:style-name="gr11" draw:text-style-name="P48" svg:width="1.502cm" svg:height="0.902cm" svg:x="2.202cm" svg:y="4.802cm"><draw:text-box><text:p text:style-name="P40"><text:span text:style-name="T40">MC</text:span></text:p></draw:text-box></draw:frame><draw:frame draw:style-name="gr11" draw:text-style-name="P48" svg:width="1.5cm" svg:height="0.902cm" svg:x="0.402cm" svg:y="4.802cm"><draw:text-box><text:p text:style-name="P40"><text:span text:style-name="T40">MR</text:span></text:p></draw:text-box></draw:frame><draw:frame draw:style-name="gr11" draw:text-style-name="P48" svg:width="1.502cm" svg:height="1.338cm" svg:x="4.101cm" svg:y="4.802cm"><draw:text-box><text:p text:style-name="P40"><text:span text:style-name="T40">MZ</text:span></text:p><text:p text:style-name="P40"><text:span text:style-name="T41">α</text:span></text:p></draw:text-box></draw:frame><draw:frame draw:style-name="gr11" draw:text-style-name="P48" svg:width="1.5cm" svg:height="0.902cm" svg:x="5.902cm" svg:y="4.802cm"><draw:text-box><text:p text:style-name="P40"><text:span text:style-name="T40">MB</text:span></text:p></draw:text-box></draw:frame><draw:line draw:style-name="gr9" draw:text-style-name="P44" svg:x1="1.202cm" svg:y1="7.002cm" svg:x2="1.202cm" svg:y2="8.502cm"><text:p/></draw:line><draw:line draw:style-name="gr8" draw:text-style-name="P44" svg:x1="1.202cm" svg:y1="13.002cm" svg:x2="6.702cm" svg:y2="13.002cm"><text:p/></draw:line><draw:line draw:style-name="gr8" draw:text-style-name="P44" svg:x1="1.202cm" svg:y1="16.002cm" svg:x2="6.702cm" svg:y2="16.002cm"><text:p/></draw:line><draw:line draw:style-name="gr9" draw:text-style-name="P44" svg:x1="1.202cm" svg:y1="13.002cm" svg:x2="1.202cm" svg:y2="16.002cm"><text:p/></draw:line><draw:line draw:style-name="gr9" draw:text-style-name="P44" svg:x1="3.035cm" svg:y1="13.002cm" svg:x2="3.035cm" svg:y2="16.002cm"><text:p/></draw:line><draw:line draw:style-name="gr9" draw:text-style-name="P44" svg:x1="4.87cm" svg:y1="13.002cm" svg:x2="4.87cm" svg:y2="16.002cm"><text:p/></draw:line><draw:line draw:style-name="gr9" draw:text-style-name="P44" svg:x1="6.702cm" svg:y1="13.002cm" svg:x2="6.702cm" svg:y2="16.002cm"><text:p/></draw:line><draw:line draw:style-name="gr9" draw:text-style-name="P44" svg:x1="1.202cm" svg:y1="11.504cm" svg:x2="1.202cm" svg:y2="13.004cm"><text:p/></draw:line><draw:frame draw:style-name="gr10" draw:text-style-name="P49" svg:width="6.301cm" svg:height="1.911cm" svg:x="7.202cm" svg:y="14.002cm"><draw:text-box><text:p text:style-name="P41"><text:span text:style-name="T42">MA</text:span><text:span text:style-name="T43">H</text:span><text:span text:style-name="T44"> = MB * MX</text:span><text:span text:style-name="T43">H</text:span></text:p><text:p text:style-name="P41"><text:span text:style-name="T45">ОР: MB</text:span></text:p></draw:text-box></draw:frame><draw:frame draw:style-name="gr11" draw:text-style-name="P48" svg:width="2.301cm" svg:height="1.417cm" svg:x="0.002cm" svg:y="17.502cm"><draw:text-box><text:p text:style-name="P40"><text:span text:style-name="T40">Вывод MA</text:span></text:p></draw:text-box></draw:frame><draw:line draw:style-name="gr9" draw:text-style-name="P44" svg:x1="1.202cm" svg:y1="16.002cm" svg:x2="1.202cm" svg:y2="17.502cm"><text:p/></draw:line></draw:g></text:p>
      <text:h text:style-name="P35" text:outline-level="1">Этап 4. Программа</text:h>
      <text:p text:style-name="P16">/*--------------------------------------------------------------</text:p>
      <text:p text:style-name="P7">-- <text:s text:c="13"/><text:span text:style-name="T23">Paralel</text:span> and distributed computing <text:s text:c="12"/>--</text:p>
      <text:p text:style-name="P7">-- <text:s text:c="18"/>Laboratory work #6. OpenMP <text:s text:c="14"/>--</text:p>
      <text:p text:style-name="P7">-- <text:s text:c="17"/><text:span text:style-name="T23">Func</text:span>: MA = MB*(MC + a*MZ*MR) <text:s text:c="13"/>--</text:p>
      <text:p text:style-name="P7">-- <text:s text:c="18"/>IO-73 <text:span text:style-name="T23">Pustovit</text:span> <text:span text:style-name="T23">Michael</text:span> <text:s text:c="18"/>--</text:p>
      <text:p text:style-name="P7">-- <text:s text:c="24"/>28.03.2010 <text:s text:c="24"/>--</text:p>
      <text:p text:style-name="P7">--------------------------------------------------------------*/</text:p>
      <text:p text:style-name="P9"><text:span text:style-name="T24">#include</text:span><text:span text:style-name="T25"> </text:span><text:span text:style-name="T27">"stdafx.h"</text:span></text:p>
      <text:p text:style-name="P10"><text:span text:style-name="T24">#include</text:span><text:span text:style-name="T25"> </text:span><text:span text:style-name="T27">"omp.h"</text:span></text:p>
      <text:p text:style-name="P10"/>
      <text:p text:style-name="P7">//<text:span text:style-name="T23">Размер</text:span> <text:span text:style-name="T23">стека</text:span></text:p>
      <text:p text:style-name="P10"><text:span text:style-name="T24">#pragma</text:span><text:span text:style-name="T25"> comment(linker, </text:span><text:span text:style-name="T27">"/stack:16000000"</text:span><text:span text:style-name="T25">) </text:span></text:p>
      <text:p text:style-name="P10"/>
      <text:p text:style-name="P10"><text:span text:style-name="T24">const</text:span><text:span text:style-name="T25"> </text:span><text:span text:style-name="T24">int</text:span><text:span text:style-name="T25"> N = 1000;</text:span></text:p>
      <text:p text:style-name="P10"><text:span text:style-name="T24">const</text:span><text:span text:style-name="T25"> </text:span><text:span text:style-name="T24">int</text:span><text:span text:style-name="T25"> P = 4;</text:span></text:p>
      <text:p text:style-name="P10"><text:span text:style-name="T24">const</text:span><text:span text:style-name="T25"> </text:span><text:span text:style-name="T24">int</text:span><text:span text:style-name="T25"> H = N/P;</text:span></text:p>
      <text:p text:style-name="P10"/>
      <text:p text:style-name="P10"><text:span text:style-name="T24">int</text:span><text:span text:style-name="T25"> MA [N][N];</text:span></text:p>
      <text:p text:style-name="P10"><text:span text:style-name="T24">int</text:span><text:span text:style-name="T25"> MB [N][N];</text:span></text:p>
      <text:p text:style-name="P10"><text:span text:style-name="T24">int</text:span><text:span text:style-name="T25"> MC [N][N];</text:span></text:p>
      <text:p text:style-name="P10"><text:span text:style-name="T24">int</text:span><text:span text:style-name="T25"> MR [N][N];</text:span></text:p>
      <text:p text:style-name="P10"><text:span text:style-name="T24">int</text:span><text:span text:style-name="T25"> MZ [N][N];</text:span></text:p>
      <text:p text:style-name="P10"/>
      <text:p text:style-name="P10"><text:span text:style-name="T24">int</text:span><text:span text:style-name="T25"> a;</text:span></text:p>
      <text:p text:style-name="P10"/>
      <text:p text:style-name="P10"><text:span text:style-name="T24">void</text:span><text:span text:style-name="T25"> </text:span><text:span text:style-name="T26">in1</text:span><text:span text:style-name="T25">() {</text:span></text:p>
      <text:p text:style-name="P10"><text:span text:style-name="T25"><text:tab/>printf(</text:span><text:span text:style-name="T27">"Input MR\n"</text:span><text:span text:style-name="T25">);</text:span></text:p>
      <text:p text:style-name="P13"><text:tab/>inMatrix(MR);</text:p>
      <text:p text:style-name="P13">}</text:p>
      <text:p text:style-name="P10"/>
      <text:p text:style-name="P10"><text:span text:style-name="T24">void</text:span><text:span text:style-name="T25"> </text:span><text:span text:style-name="T26">in2</text:span><text:span text:style-name="T25">() {</text:span></text:p>
      <text:p text:style-name="P10"><text:span text:style-name="T25"><text:tab/>printf(</text:span><text:span text:style-name="T27">"Input MC\n"</text:span><text:span text:style-name="T25">);</text:span></text:p>
      <text:p text:style-name="P13"><text:tab/>inMatrix(MC);</text:p>
      <text:p text:style-name="P13">}</text:p>
      <text:p text:style-name="P10"/>
      <text:p text:style-name="P10"><text:span text:style-name="T24">void</text:span><text:span text:style-name="T25"> </text:span><text:span text:style-name="T26">in3</text:span><text:span text:style-name="T25">() {</text:span></text:p>
      <text:p text:style-name="P10"><text:span text:style-name="T25"><text:tab/>printf(</text:span><text:span text:style-name="T27">"Input </text:span><text:span text:style-name="T28">Mz</text:span><text:span text:style-name="T27"> and a\n"</text:span><text:span text:style-name="T25">);</text:span></text:p>
      <text:p text:style-name="P13"><text:tab/>inMatrix(MZ);<text:tab/><text:tab/></text:p>
      <text:p text:style-name="P13"><text:tab/>a = 1;</text:p>
      <text:p text:style-name="P13">}</text:p>
      <text:p text:style-name="P10"/>
      <text:p text:style-name="P10"><text:span text:style-name="T24">void</text:span><text:span text:style-name="T25"> </text:span><text:span text:style-name="T26">in4</text:span><text:span text:style-name="T25">() {</text:span></text:p>
      <text:p text:style-name="P10"><text:span text:style-name="T25"><text:tab/>printf(</text:span><text:span text:style-name="T27">"Input MB\n"</text:span><text:span text:style-name="T25">);</text:span></text:p>
      <text:p text:style-name="P13"><text:tab/>inMatrix(MB);<text:tab/></text:p>
      <text:p text:style-name="P13">}</text:p>
      <text:p text:style-name="P10"/>
      <text:p text:style-name="P10"><text:span text:style-name="T24">int</text:span><text:span text:style-name="T25"> </text:span><text:span text:style-name="T26">_tmain</text:span><text:span text:style-name="T25">(</text:span><text:span text:style-name="T24">int</text:span><text:span text:style-name="T25"> argc, _TCHAR* argv[])</text:span></text:p>
      <text:p text:style-name="P13">{</text:p>
      <text:p text:style-name="P10"><text:span text:style-name="T25"><text:tab/>printf(</text:span><text:span text:style-name="T27">"Main thread: started\n"</text:span><text:span text:style-name="T25">);</text:span></text:p>
      <text:p text:style-name="P13"><text:tab/></text:p>
      <text:p text:style-name="P10"><text:span text:style-name="T25"><text:tab/></text:span><text:span text:style-name="T24">#pragma</text:span><text:span text:style-name="T25"> omp parallel sections num_threads(P) </text:span></text:p>
      <text:p text:style-name="P13"><text:s text:c="4"/>{</text:p>
      <text:p text:style-name="P10"><text:span text:style-name="T25"><text:tab/><text:tab/></text:span><text:span text:style-name="T24">#pragma</text:span><text:span text:style-name="T25"> omp section</text:span></text:p>
      <text:p text:style-name="P13"><text:s text:c="12"/>in1(); </text:p>
      <text:p text:style-name="P10"><text:span text:style-name="T25"><text:tab/><text:tab/></text:span><text:span text:style-name="T24">#pragma</text:span><text:span text:style-name="T25"> omp section</text:span></text:p>
      <text:p text:style-name="P13"><text:tab/><text:tab/>in2();</text:p>
      <text:p text:style-name="P10"><text:span text:style-name="T25"><text:tab/><text:tab/></text:span><text:span text:style-name="T24">#pragma</text:span><text:span text:style-name="T25"> omp section</text:span></text:p>
      <text:p text:style-name="P13"><text:tab/><text:tab/>in3();</text:p>
      <text:p text:style-name="P10"><text:span text:style-name="T25"><text:tab/><text:tab/></text:span><text:span text:style-name="T24">#pragma</text:span><text:span text:style-name="T25"> omp section</text:span></text:p>
      <text:p text:style-name="P13"><text:tab/><text:tab/>in4();</text:p>
      <text:p text:style-name="P13"><text:tab/>}</text:p>
      <text:p text:style-name="P13"><text:soft-page-break/><text:tab/></text:p>
      <text:p text:style-name="P10"><text:span text:style-name="T25"><text:tab/></text:span><text:span text:style-name="T24">int</text:span><text:span text:style-name="T25"> sum;</text:span></text:p>
      <text:p text:style-name="P13"><text:s text:c="4"/></text:p>
      <text:p text:style-name="P10"><text:span text:style-name="T25"><text:tab/></text:span><text:span text:style-name="T29">//MC + a*MZ*MR</text:span></text:p>
      <text:p text:style-name="P10"><text:span text:style-name="T25"><text:tab/>printf(</text:span><text:span text:style-name="T27">"Processing MC + a*MZ*MR started with %d threads\n"</text:span><text:span text:style-name="T25">, P);</text:span></text:p>
      <text:p text:style-name="P10"><text:span text:style-name="T25"><text:tab/></text:span><text:span text:style-name="T24">#pragma</text:span><text:span text:style-name="T25"> omp parallel </text:span><text:span text:style-name="T24">for</text:span><text:span text:style-name="T25"> num_threads(P) firstprivate(MZ, a)</text:span></text:p>
      <text:p text:style-name="P10"><text:span text:style-name="T25"><text:tab/><text:tab/></text:span><text:span text:style-name="T24">for</text:span><text:span text:style-name="T25"> (</text:span><text:span text:style-name="T24">int</text:span><text:span text:style-name="T25"> z = 0; z &lt; N; z++) {</text:span></text:p>
      <text:p text:style-name="P10"><text:span text:style-name="T25"><text:tab/><text:tab/><text:tab/></text:span><text:span text:style-name="T24">for</text:span><text:span text:style-name="T25"> (</text:span><text:span text:style-name="T24">int</text:span><text:span text:style-name="T25"> i = 0; i &lt; N; i++) {</text:span></text:p>
      <text:p text:style-name="P13"><text:tab/><text:tab/><text:tab/> <text:s text:c="2"/>sum = 0;</text:p>
      <text:p text:style-name="P10"><text:span text:style-name="T25"><text:tab/><text:tab/><text:tab/> <text:s text:c="2"/></text:span><text:span text:style-name="T24">for</text:span><text:span text:style-name="T25"> (</text:span><text:span text:style-name="T24">int</text:span><text:span text:style-name="T25"> j = 0; j &lt; N; j++) {</text:span></text:p>
      <text:p text:style-name="P13"><text:tab/><text:tab/><text:tab/><text:tab/> <text:s/>sum = sum + MZ[i][j] * MR[j][z] * a;</text:p>
      <text:p text:style-name="P13"><text:tab/><text:tab/><text:tab/> <text:s text:c="2"/>}</text:p>
      <text:p text:style-name="P13"><text:tab/><text:tab/><text:tab/> <text:s text:c="2"/>MC[i][z] = sum + MC[i][z];</text:p>
      <text:p text:style-name="P13"><text:tab/><text:tab/><text:tab/>}</text:p>
      <text:p text:style-name="P13"><text:tab/><text:tab/>}</text:p>
      <text:p text:style-name="P10"/>
      <text:p text:style-name="P10"><text:span text:style-name="T25"><text:tab/></text:span><text:span text:style-name="T29">//MB*(MC + a*MZ*MR)</text:span></text:p>
      <text:p text:style-name="P10"><text:span text:style-name="T25"><text:tab/>printf(</text:span><text:span text:style-name="T27">"Processing MB*(MC + a*MZ*MR) started with %d threads\n"</text:span><text:span text:style-name="T25">, P);<text:tab/></text:span></text:p>
      <text:p text:style-name="P10"><text:span text:style-name="T25"><text:tab/></text:span><text:span text:style-name="T24">#pragma</text:span><text:span text:style-name="T25"> omp parallel </text:span><text:span text:style-name="T24">for</text:span><text:span text:style-name="T25"> num_threads(P) firstprivate(MB)<text:tab/></text:span></text:p>
      <text:p text:style-name="P10"><text:span text:style-name="T25"><text:tab/></text:span><text:span text:style-name="T24">for</text:span><text:span text:style-name="T25"> (</text:span><text:span text:style-name="T24">int</text:span><text:span text:style-name="T25"> z = 0; z &lt; N; z++) {</text:span></text:p>
      <text:p text:style-name="P10"><text:span text:style-name="T25"><text:s text:c="8"/></text:span><text:span text:style-name="T24">for</text:span><text:span text:style-name="T25"> (</text:span><text:span text:style-name="T24">int</text:span><text:span text:style-name="T25"> i = 0; i &lt; N; i++) {</text:span></text:p>
      <text:p text:style-name="P13"><text:s text:c="11"/>sum = 0;</text:p>
      <text:p text:style-name="P10"><text:span text:style-name="T25"><text:s text:c="11"/></text:span><text:span text:style-name="T24">for</text:span><text:span text:style-name="T25"> (</text:span><text:span text:style-name="T24">int</text:span><text:span text:style-name="T25"> j = 0; j &lt; N; j++) {</text:span></text:p>
      <text:p text:style-name="P13"><text:s text:c="14"/>sum = sum + MB[i][j] * MC[j][z];</text:p>
      <text:p text:style-name="P13"><text:s text:c="11"/>}</text:p>
      <text:p text:style-name="P13"><text:s text:c="11"/>MA[i][z] = sum;</text:p>
      <text:p text:style-name="P13"><text:s text:c="8"/>}</text:p>
      <text:p text:style-name="P13"><text:tab/>}<text:tab/></text:p>
      <text:p text:style-name="P10"/>
      <text:p text:style-name="P10"><text:span text:style-name="T25"><text:tab/></text:span><text:span text:style-name="T24">if</text:span><text:span text:style-name="T25"> (N &lt;= 8) outMatrix(MA);</text:span></text:p>
      <text:p text:style-name="P10"><text:span text:style-name="T25"><text:tab/>printf(</text:span><text:span text:style-name="T27">"Main thread: finished\n"</text:span><text:span text:style-name="T25">);</text:span></text:p>
      <text:p text:style-name="P10"><text:span text:style-name="T25"><text:tab/>scanf(</text:span><text:span text:style-name="T27">"%d"</text:span><text:span text:style-name="T25">, 0);</text:span></text:p>
      <text:p text:style-name="P10"><text:span text:style-name="T25"><text:tab/></text:span><text:span text:style-name="T24">return</text:span><text:span text:style-name="T25"> 0;</text:span></text:p>
      <text:p text:style-name="P13">}</text:p>
      <text:p text:style-name="P13"/>
      <text:p text:style-name="P10"><text:span text:style-name="T24">void</text:span><text:span text:style-name="T25"> </text:span><text:span text:style-name="T26">inMatrix</text:span><text:span text:style-name="T25">(</text:span><text:span text:style-name="T24">int</text:span><text:span text:style-name="T25"> matr[N][N]) {</text:span></text:p>
      <text:p text:style-name="P10"><text:span text:style-name="T25"><text:tab/></text:span><text:span text:style-name="T24">for</text:span><text:span text:style-name="T25"> (</text:span><text:span text:style-name="T24">int</text:span><text:span text:style-name="T25"> i = 0; i &lt; N; i++) {</text:span></text:p>
      <text:p text:style-name="P10"><text:span text:style-name="T25"><text:tab/><text:tab/></text:span><text:span text:style-name="T24">for</text:span><text:span text:style-name="T25"> (</text:span><text:span text:style-name="T24">int</text:span><text:span text:style-name="T25"> j = 0; j &lt; N; j++) {</text:span></text:p>
      <text:p text:style-name="P13"><text:tab/><text:tab/><text:tab/>matr [i][j] = 1;</text:p>
      <text:p text:style-name="P13"><text:tab/><text:tab/>}</text:p>
      <text:p text:style-name="P13"><text:tab/>}</text:p>
      <text:p text:style-name="P13">}</text:p>
      <text:p text:style-name="P10"/>
      <text:p text:style-name="P10"><text:span text:style-name="T24">void</text:span><text:span text:style-name="T25"> </text:span><text:span text:style-name="T26">outMatrix</text:span><text:span text:style-name="T25">(</text:span><text:span text:style-name="T24">int</text:span><text:span text:style-name="T25"> matr [N][N]) {</text:span></text:p>
      <text:p text:style-name="P10"><text:span text:style-name="T25"><text:tab/></text:span><text:span text:style-name="T24">for</text:span><text:span text:style-name="T25"> (</text:span><text:span text:style-name="T24">int</text:span><text:span text:style-name="T25"> i = 0; i &lt; N; i++) {</text:span></text:p>
      <text:p text:style-name="P10"><text:span text:style-name="T25"><text:tab/><text:tab/></text:span><text:span text:style-name="T24">for</text:span><text:span text:style-name="T25"> (</text:span><text:span text:style-name="T24">int</text:span><text:span text:style-name="T25"> j = 0; j &lt; N; j++) {</text:span></text:p>
      <text:p text:style-name="P10"><text:span text:style-name="T25"><text:tab/><text:tab/><text:tab/>printf(</text:span><text:span text:style-name="T27">"%d <text:s/>"</text:span><text:span text:style-name="T25">, matr [i][j]);</text:span></text:p>
      <text:p text:style-name="P13"><text:tab/><text:tab/>}</text:p>
      <text:p text:style-name="P10"><text:span text:style-name="T25"><text:tab/><text:tab/>printf(</text:span><text:span text:style-name="T27">"\n"</text:span><text:span text:style-name="T25">);</text:span></text:p>
      <text:p text:style-name="P13"><text:tab/>}</text:p>
      <text:p text:style-name="P13">}</text:p>
      <text:p text:style-name="P13"/>
      <text:h text:style-name="P35" text:outline-level="1">Техническое задание</text:h>
      <text:p text:style-name="P15">A = MA <text:s/>* (MC + <text:span text:style-name="T11">α </text:span><text:span text:style-name="T14">* MZ * MR</text:span>)</text:p>
      <text:h text:style-name="P33" text:outline-level="1"><draw:g text:anchor-type="paragraph" draw:z-index="2" draw:style-name="gr1"><draw:custom-shape draw:style-name="gr2" draw:text-style-name="P39" svg:width="15.123cm" svg:height="1.204cm" svg:x="1.471cm" svg:y="0.037cm"><text:p/><draw:enhanced-geometry svg:viewBox="0 0 21600 21600" draw:type="rectangle" draw:enhanced-path="M 0 0 L 21600 0 21600 21600 0 21600 0 0 Z N"/></draw:custom-shape><draw:custom-shape draw:style-name="gr3" draw:text-style-name="P39" svg:width="2.405cm" svg:height="0.856cm" svg:x="1.773cm" svg:y="1.824cm"><text:p text:style-name="P40"><text:span text:style-name="T31">1</text:span></text:p><draw:enhanced-geometry svg:viewBox="0 0 21600 21600" draw:type="rectangle" draw:enhanced-path="M 0 0 L 21600 0 21600 21600 0 21600 0 0 Z N"/></draw:custom-shape><draw:custom-shape draw:style-name="gr3" draw:text-style-name="P39" svg:width="2.405cm" svg:height="0.856cm" svg:x="5.68cm" svg:y="1.824cm"><text:p text:style-name="P40"><text:span text:style-name="T31">2</text:span></text:p><draw:enhanced-geometry svg:viewBox="0 0 21600 21600" draw:type="rectangle" draw:enhanced-path="M 0 0 L 21600 0 21600 21600 0 21600 0 0 Z N"/></draw:custom-shape><draw:line draw:style-name="gr4" draw:text-style-name="P39" svg:x1="2.974cm" svg:y1="1.84cm" svg:x2="2.974cm" svg:y2="1.239cm"><text:p/></draw:line><draw:line draw:style-name="gr4" draw:text-style-name="P39" svg:x1="6.881cm" svg:y1="1.84cm" svg:x2="6.881cm" svg:y2="1.239cm"><text:p/></draw:line><draw:frame draw:style-name="gr5" draw:text-style-name="P42" svg:width="4.061cm" svg:height="0.872cm" svg:x="11.971cm" svg:y="0.06cm"><draw:text-box><text:p text:style-name="P41"><text:span text:style-name="T31">Общая память</text:span></text:p></draw:text-box></draw:frame><draw:custom-shape draw:style-name="gr2" draw:text-style-name="P39" svg:width="2.163cm" svg:height="0.966cm" svg:x="1.901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4" draw:text-style-name="P39" svg:x1="3.008cm" svg:y1="3.281cm" svg:x2="3.008cm" svg:y2="2.68cm"><text:p/></draw:line><draw:line draw:style-name="gr4" draw:text-style-name="P39" svg:x1="6.915cm" svg:y1="3.281cm" svg:x2="6.915cm" svg:y2="2.68cm"><text:p/></draw:line><draw:custom-shape draw:style-name="gr2" draw:text-style-name="P39" svg:width="2.16cm" svg:height="0.966cm" svg:x="5.793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39" svg:width="1.295cm" svg:height="1.481cm" svg:x="2.335cm" svg:y="4.304cm"><draw:text-box><text:p text:style-name="P40"><text:span text:style-name="T31">MA</text:span></text:p><text:p text:style-name="P40"><text:span text:style-name="T31">MB</text:span></text:p></draw:text-box></draw:frame><draw:frame draw:style-name="gr7" draw:text-style-name="P39" svg:width="1.295cm" svg:height="1.417cm" svg:x="6.225cm" svg:y="4.304cm"><draw:text-box><text:p text:style-name="P40"><text:span text:style-name="T31">MC</text:span></text:p></draw:text-box></draw:frame><draw:custom-shape draw:style-name="gr3" draw:text-style-name="P39" svg:width="2.405cm" svg:height="0.856cm" svg:x="9.68cm" svg:y="1.824cm"><text:p text:style-name="P40"><text:span text:style-name="T31">3</text:span></text:p><draw:enhanced-geometry svg:viewBox="0 0 21600 21600" draw:type="rectangle" draw:enhanced-path="M 0 0 L 21600 0 21600 21600 0 21600 0 0 Z N"/></draw:custom-shape><draw:custom-shape draw:style-name="gr3" draw:text-style-name="P39" svg:width="2.403cm" svg:height="0.856cm" svg:x="13.589cm" svg:y="1.824cm"><text:p text:style-name="P40"><text:span text:style-name="T31">4</text:span></text:p><draw:enhanced-geometry svg:viewBox="0 0 21600 21600" draw:type="rectangle" draw:enhanced-path="M 0 0 L 21600 0 21600 21600 0 21600 0 0 Z N"/></draw:custom-shape><draw:line draw:style-name="gr4" draw:text-style-name="P39" svg:x1="10.882cm" svg:y1="1.84cm" svg:x2="10.882cm" svg:y2="1.239cm"><text:p/></draw:line><draw:custom-shape draw:style-name="gr2" draw:text-style-name="P39" svg:width="2.163cm" svg:height="0.966cm" svg:x="9.811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style-name="gr4" draw:text-style-name="P39" svg:x1="10.916cm" svg:y1="3.281cm" svg:x2="10.916cm" svg:y2="2.68cm"><text:p/></draw:line><draw:line draw:style-name="gr4" draw:text-style-name="P39" svg:x1="14.824cm" svg:y1="3.281cm" svg:x2="14.824cm" svg:y2="2.68cm"><text:p/></draw:line><draw:custom-shape draw:style-name="gr2" draw:text-style-name="P39" svg:width="2.162cm" svg:height="0.966cm" svg:x="13.7cm" svg:y="3.281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6" draw:text-style-name="P39" svg:width="1.597cm" svg:height="1.481cm" svg:x="10.156cm" svg:y="4.304cm"><draw:text-box><text:p text:style-name="P40"><text:span text:style-name="T31">MZ</text:span></text:p><text:p text:style-name="P43"><text:span text:style-name="T31">α</text:span></text:p></draw:text-box></draw:frame><draw:frame draw:style-name="gr6" draw:text-style-name="P39" svg:width="1.295cm" svg:height="1.481cm" svg:x="14.132cm" svg:y="4.304cm"><draw:text-box><text:p text:style-name="P40"><text:span text:style-name="T31">MB</text:span></text:p></draw:text-box></draw:frame><draw:line draw:style-name="gr4" draw:text-style-name="P39" svg:x1="14.779cm" svg:y1="1.84cm" svg:x2="14.779cm" svg:y2="1.239cm"><text:p/></draw:line></draw:g>Этап 1. Построение параллельного алгоритма</text:h>
      <text:p text:style-name="Text_20_body">Вычисление данного матричного уравнения можно разбить на этапы:</text:p>
      <text:list xml:id="list296181097" text:style-name="L2">
        <text:list-item>
          <text:p text:style-name="P31">MA<text:span text:style-name="T1">H</text:span> = MB * (MC<text:span text:style-name="T2">H </text:span><text:span text:style-name="T7">+ </text:span><text:span text:style-name="T8">α</text:span><text:span text:style-name="T7"> * MZ * MR</text:span><text:span text:style-name="T2">H</text:span><text:span text:style-name="T7">)</text:span></text:p>
          <text:p text:style-name="P31"><text:span text:style-name="T5">Общие ресурсы</text:span>: <text:s/>MB, MZ, <text:span text:style-name="T12">α</text:span></text:p>
        </text:list-item>
      </text:list>
      <text:h text:style-name="P34" text:outline-level="1">Этап 2. Разработка алгоритмов процессов (задач)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2">№</text:p>
          </table:table-cell>
          <table:table-cell table:style-name="Таблица2.A1" office:value-type="string">
            <text:p text:style-name="P22">Т1</text:p>
          </table:table-cell>
          <table:table-cell table:style-name="Таблица2.A1" office:value-type="string">
            <text:p text:style-name="P22">ТС/КУ</text:p>
          </table:table-cell>
        </table:table-row>
        <table:table-row>
          <table:table-cell table:style-name="Таблица2.A1" office:value-type="string">
            <text:p text:style-name="P23">1.</text:p>
          </table:table-cell>
          <table:table-cell table:style-name="Таблица2.A1" office:value-type="string">
            <text:p text:style-name="Table_20_Contents">Ввод MR</text:p>
          </table:table-cell>
          <table:table-cell table:style-name="Таблица2.A1" office:value-type="string">
            <text:p text:style-name="P17"/>
          </table:table-cell>
        </table:table-row>
        <table:table-row>
          <table:table-cell table:style-name="Таблица2.A1" office:value-type="string">
            <text:p text:style-name="P23">2.</text:p>
          </table:table-cell>
          <table:table-cell table:style-name="Таблица2.A1" office:value-type="string">
            <text:p text:style-name="Table_20_Contents">Сигнал задачам T2, T3, T4 о вводе B </text:p>
          </table:table-cell>
          <table:table-cell table:style-name="Таблица2.A1" office:value-type="string">
            <text:p text:style-name="P25">S<text:span text:style-name="T1">2-1</text:span>, S<text:span text:style-name="T1">3-1</text:span>, S<text:span text:style-name="T1">4-1</text:span></text:p>
          </table:table-cell>
        </table:table-row>
        <table:table-row>
          <table:table-cell table:style-name="Таблица2.A1" office:value-type="string">
            <text:p text:style-name="P23">3.</text:p>
          </table:table-cell>
          <table:table-cell table:style-name="Таблица2.A1" office:value-type="string">
            <text:p text:style-name="Table_20_Contents">Ждать ввода в T2, T3, T4</text:p>
          </table:table-cell>
          <table:table-cell table:style-name="Таблица2.A1" office:value-type="string">
            <text:p text:style-name="P25">W<text:span text:style-name="T1">2-1</text:span>, W<text:span text:style-name="T1">3-1</text:span>, W<text:span text:style-name="T1">4-1</text:span></text:p>
          </table:table-cell>
        </table:table-row>
        <table:table-row>
          <table:table-cell table:style-name="Таблица2.A1" office:value-type="string">
            <text:p text:style-name="P23">4.</text:p>
          </table:table-cell>
          <table:table-cell table:style-name="Таблица2.A1" office:value-type="string">
            <text:p text:style-name="Table_20_Contents">Копирование MB, MZ, <text:s/><text:span text:style-name="T12">α</text:span></text:p>
          </table:table-cell>
          <table:table-cell table:style-name="Таблица2.A1" office:value-type="string">
            <text:p text:style-name="P17">КУ</text:p>
          </table:table-cell>
        </table:table-row>
        <table:table-row>
          <table:table-cell table:style-name="Таблица2.A1" office:value-type="string">
            <text:p text:style-name="P26">5.</text:p>
          </table:table-cell>
          <table:table-cell table:style-name="Таблица2.A1" office:value-type="string">
            <text:p text:style-name="P24">Счет <text:span text:style-name="T30">MA</text:span><text:span text:style-name="T2">H</text:span><text:span text:style-name="T30"> = MB1 * (MC</text:span><text:span text:style-name="T2">H </text:span><text:span text:style-name="T30">+ </text:span><text:span text:style-name="T13">α1</text:span><text:span text:style-name="T30"> * MZ1 * MR</text:span><text:span text:style-name="T2">H</text:span><text:span text:style-name="T30">)</text:span></text:p>
          </table:table-cell>
          <table:table-cell table:style-name="Таблица2.A1" office:value-type="string">
            <text:p text:style-name="P28"/>
          </table:table-cell>
        </table:table-row>
        <table:table-row>
          <table:table-cell table:style-name="Таблица2.A1" office:value-type="string">
            <text:p text:style-name="P26">6.</text:p>
          </table:table-cell>
          <table:table-cell table:style-name="Таблица2.A1" office:value-type="string">
            <text:p text:style-name="Table_20_Contents">Ждать окончания счета M<text:span text:style-name="T6">A</text:span><text:span text:style-name="T1">H</text:span> в T2, T3, T4</text:p>
          </table:table-cell>
          <table:table-cell table:style-name="Таблица2.A1" office:value-type="string">
            <text:p text:style-name="P25">W<text:span text:style-name="T1">2-2</text:span>, W<text:span text:style-name="T1">3-2</text:span>, W<text:span text:style-name="T1">4-2</text:span></text:p>
          </table:table-cell>
        </table:table-row>
        <table:table-row>
          <table:table-cell table:style-name="Таблица2.A1" office:value-type="string">
            <text:p text:style-name="P26">7.</text:p>
          </table:table-cell>
          <table:table-cell table:style-name="Таблица2.A1" office:value-type="string">
            <text:p text:style-name="P24">Вывод MА</text:p>
          </table:table-cell>
          <table:table-cell table:style-name="Таблица2.A1" office:value-type="string">
            <text:p text:style-name="P28"/>
          </table:table-cell>
        </table:table-row>
        <table:table-row>
          <table:table-cell table:style-name="Таблица2.A1" office:value-type="string">
            <text:p text:style-name="P22">№</text:p>
          </table:table-cell>
          <table:table-cell table:style-name="Таблица2.A1" office:value-type="string">
            <text:p text:style-name="P22">Т2</text:p>
          </table:table-cell>
          <table:table-cell table:style-name="Таблица2.A1" office:value-type="string">
            <text:p text:style-name="P22">ТС/КУ</text:p>
          </table:table-cell>
        </table:table-row>
        <table:table-row>
          <table:table-cell table:style-name="Таблица2.A1" office:value-type="string">
            <text:p text:style-name="P23">1.</text:p>
          </table:table-cell>
          <table:table-cell table:style-name="Таблица2.A1" office:value-type="string">
            <text:p text:style-name="Table_20_Contents">Ввод MC</text:p>
          </table:table-cell>
          <table:table-cell table:style-name="Таблица2.A1" office:value-type="string">
            <text:p text:style-name="P17"/>
          </table:table-cell>
        </table:table-row>
        <table:table-row>
          <table:table-cell table:style-name="Таблица2.A1" office:value-type="string">
            <text:p text:style-name="P23">2.</text:p>
          </table:table-cell>
          <table:table-cell table:style-name="Таблица2.A1" office:value-type="string">
            <text:p text:style-name="Table_20_Contents">Сигнал задачам T1, T3, T4 о вводе MС</text:p>
          </table:table-cell>
          <table:table-cell table:style-name="Таблица2.A1" office:value-type="string">
            <text:p text:style-name="P25">S<text:span text:style-name="T1">1-1</text:span>, S<text:span text:style-name="T1">3-1</text:span>, S<text:span text:style-name="T1">4-1</text:span></text:p>
          </table:table-cell>
        </table:table-row>
        <table:table-row>
          <table:table-cell table:style-name="Таблица2.A1" office:value-type="string">
            <text:p text:style-name="P23">3.</text:p>
          </table:table-cell>
          <table:table-cell table:style-name="Таблица2.A1" office:value-type="string">
            <text:p text:style-name="Table_20_Contents">Ждать ввода в T1, T3, T4</text:p>
          </table:table-cell>
          <table:table-cell table:style-name="Таблица2.A1" office:value-type="string">
            <text:p text:style-name="P25">W<text:span text:style-name="T1">1-1</text:span>, W<text:span text:style-name="T1">3-1</text:span>, W<text:span text:style-name="T1">4-1</text:span></text:p>
          </table:table-cell>
        </table:table-row>
        <table:table-row>
          <table:table-cell table:style-name="Таблица2.A1" office:value-type="string">
            <text:p text:style-name="P23">4.</text:p>
          </table:table-cell>
          <table:table-cell table:style-name="Таблица2.A1" office:value-type="string">
            <text:p text:style-name="Table_20_Contents">Копирование MB, MZ, <text:s/><text:span text:style-name="T12">α</text:span></text:p>
          </table:table-cell>
          <table:table-cell table:style-name="Таблица2.A1" office:value-type="string">
            <text:p text:style-name="P17">КУ</text:p>
          </table:table-cell>
        </table:table-row>
        <table:table-row>
          <table:table-cell table:style-name="Таблица2.A1" office:value-type="string">
            <text:p text:style-name="P26">5.</text:p>
          </table:table-cell>
          <table:table-cell table:style-name="Таблица2.A1" office:value-type="string">
            <text:p text:style-name="P24">Счет <text:span text:style-name="T30">MA</text:span><text:span text:style-name="T2">H</text:span><text:span text:style-name="T30"> = MB2 * (MC</text:span><text:span text:style-name="T2">H </text:span><text:span text:style-name="T30">+ </text:span><text:span text:style-name="T13">α2</text:span><text:span text:style-name="T30"> * MZ2 * MR</text:span><text:span text:style-name="T2">H</text:span><text:span text:style-name="T30">)</text:span></text:p>
          </table:table-cell>
          <table:table-cell table:style-name="Таблица2.A1" office:value-type="string">
            <text:p text:style-name="P28"/>
          </table:table-cell>
        </table:table-row>
        <table:table-row>
          <table:table-cell table:style-name="Таблица2.A1" office:value-type="string">
            <text:p text:style-name="P26">6.</text:p>
          </table:table-cell>
          <table:table-cell table:style-name="Таблица2.A1" office:value-type="string">
            <text:p text:style-name="Table_20_Contents">Сигнал T1 об окончания счета M<text:span text:style-name="T6">A</text:span><text:span text:style-name="T1">H</text:span></text:p>
          </table:table-cell>
          <table:table-cell table:style-name="Таблица2.A1" office:value-type="string">
            <text:p text:style-name="P25">S<text:span text:style-name="T1">1-2</text:span></text:p>
          </table:table-cell>
        </table:table-row>
        <table:table-row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22"/>
          </table:table-cell>
        </table:table-row>
        <table:table-row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17"/>
          </table:table-cell>
        </table:table-row>
        <table:table-row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28"/>
          </table:table-cell>
        </table:table-row>
        <table:table-row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8"/>
          </table:table-cell>
        </table:table-row>
        <table:table-row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9"/>
          </table:table-cell>
          <table:table-cell table:style-name="Таблица2.A1" office:value-type="string">
            <text:p text:style-name="P17"/>
          </table:table-cell>
        </table:table-row>
        <text:soft-page-break/>
        <table:table-row>
          <table:table-cell table:style-name="Таблица2.A1" office:value-type="string">
            <text:p text:style-name="P22">№</text:p>
          </table:table-cell>
          <table:table-cell table:style-name="Таблица2.A1" office:value-type="string">
            <text:p text:style-name="P22">Т3</text:p>
          </table:table-cell>
          <table:table-cell table:style-name="Таблица2.A1" office:value-type="string">
            <text:p text:style-name="P22">ТС/КУ</text:p>
          </table:table-cell>
        </table:table-row>
        <table:table-row>
          <table:table-cell table:style-name="Таблица2.A1" office:value-type="string">
            <text:p text:style-name="P23">1.</text:p>
          </table:table-cell>
          <table:table-cell table:style-name="Таблица2.A1" office:value-type="string">
            <text:p text:style-name="Table_20_Contents">Ввод MZ, <text:span text:style-name="T12">α</text:span></text:p>
          </table:table-cell>
          <table:table-cell table:style-name="Таблица2.A1" office:value-type="string">
            <text:p text:style-name="P17"/>
          </table:table-cell>
        </table:table-row>
        <table:table-row>
          <table:table-cell table:style-name="Таблица2.A1" office:value-type="string">
            <text:p text:style-name="P23">2.</text:p>
          </table:table-cell>
          <table:table-cell table:style-name="Таблица2.A1" office:value-type="string">
            <text:p text:style-name="Table_20_Contents">Сигнал задачам T1, T2, T4 о вводе MZ, <text:span text:style-name="T12">α</text:span></text:p>
          </table:table-cell>
          <table:table-cell table:style-name="Таблица2.A1" office:value-type="string">
            <text:p text:style-name="P25">S<text:span text:style-name="T1">1-1</text:span>, S<text:span text:style-name="T1">2-1</text:span>, S<text:span text:style-name="T1">4-1</text:span></text:p>
          </table:table-cell>
        </table:table-row>
        <table:table-row>
          <table:table-cell table:style-name="Таблица2.A1" office:value-type="string">
            <text:p text:style-name="P23">3.</text:p>
          </table:table-cell>
          <table:table-cell table:style-name="Таблица2.A1" office:value-type="string">
            <text:p text:style-name="Table_20_Contents">Ждать ввода в T1, T2, T4</text:p>
          </table:table-cell>
          <table:table-cell table:style-name="Таблица2.A1" office:value-type="string">
            <text:p text:style-name="P25">W<text:span text:style-name="T1">1-1</text:span>, W<text:span text:style-name="T1">2-1</text:span>, W<text:span text:style-name="T1">4-1</text:span></text:p>
          </table:table-cell>
        </table:table-row>
        <table:table-row>
          <table:table-cell table:style-name="Таблица2.A1" office:value-type="string">
            <text:p text:style-name="P23">4.</text:p>
          </table:table-cell>
          <table:table-cell table:style-name="Таблица2.A1" office:value-type="string">
            <text:p text:style-name="Table_20_Contents">Копирование MB, MZ, <text:s/><text:span text:style-name="T12">α</text:span></text:p>
          </table:table-cell>
          <table:table-cell table:style-name="Таблица2.A1" office:value-type="string">
            <text:p text:style-name="P17">КУ</text:p>
          </table:table-cell>
        </table:table-row>
        <table:table-row>
          <table:table-cell table:style-name="Таблица2.A1" office:value-type="string">
            <text:p text:style-name="P26">5.</text:p>
          </table:table-cell>
          <table:table-cell table:style-name="Таблица2.A1" office:value-type="string">
            <text:p text:style-name="P24">Счет <text:span text:style-name="T30">MA</text:span><text:span text:style-name="T2">H</text:span><text:span text:style-name="T30"> = MB3 * (MC</text:span><text:span text:style-name="T2">H </text:span><text:span text:style-name="T30">+ </text:span><text:span text:style-name="T13">α3</text:span><text:span text:style-name="T30"> * MZ3 * MR</text:span><text:span text:style-name="T2">H</text:span><text:span text:style-name="T30">)</text:span></text:p>
          </table:table-cell>
          <table:table-cell table:style-name="Таблица2.A1" office:value-type="string">
            <text:p text:style-name="P28"/>
          </table:table-cell>
        </table:table-row>
        <table:table-row>
          <table:table-cell table:style-name="Таблица2.A1" office:value-type="string">
            <text:p text:style-name="P27">6.</text:p>
          </table:table-cell>
          <table:table-cell table:style-name="Таблица2.A1" office:value-type="string">
            <text:p text:style-name="Table_20_Contents"><text:span text:style-name="T10">Сигнал об окончания слияния MA</text:span><text:span text:style-name="T4">H</text:span><text:span text:style-name="T10"> в T1</text:span></text:p>
          </table:table-cell>
          <table:table-cell table:style-name="Таблица2.A1" office:value-type="string">
            <text:p text:style-name="P25">S<text:span text:style-name="T1">1-2</text:span></text:p>
          </table:table-cell>
        </table:table-row>
        <table:table-row>
          <table:table-cell table:style-name="Таблица2.A1" office:value-type="string">
            <text:p text:style-name="P22">№</text:p>
          </table:table-cell>
          <table:table-cell table:style-name="Таблица2.A1" office:value-type="string">
            <text:p text:style-name="P22">Т4</text:p>
          </table:table-cell>
          <table:table-cell table:style-name="Таблица2.A1" office:value-type="string">
            <text:p text:style-name="P22">ТС/КУ</text:p>
          </table:table-cell>
        </table:table-row>
        <table:table-row>
          <table:table-cell table:style-name="Таблица2.A1" office:value-type="string">
            <text:p text:style-name="P23">1.</text:p>
          </table:table-cell>
          <table:table-cell table:style-name="Таблица2.A1" office:value-type="string">
            <text:p text:style-name="Table_20_Contents">Ввод MB</text:p>
          </table:table-cell>
          <table:table-cell table:style-name="Таблица2.A1" office:value-type="string">
            <text:p text:style-name="P17"/>
          </table:table-cell>
        </table:table-row>
        <table:table-row>
          <table:table-cell table:style-name="Таблица2.A1" office:value-type="string">
            <text:p text:style-name="P23">2.</text:p>
          </table:table-cell>
          <table:table-cell table:style-name="Таблица2.A1" office:value-type="string">
            <text:p text:style-name="Table_20_Contents">Сигнал задачам T1, T2, T3 о вводе MB</text:p>
          </table:table-cell>
          <table:table-cell table:style-name="Таблица2.A1" office:value-type="string">
            <text:p text:style-name="P25">S<text:span text:style-name="T1">1-1</text:span>, S<text:span text:style-name="T1">2-1</text:span>, S<text:span text:style-name="T1">3-1</text:span></text:p>
          </table:table-cell>
        </table:table-row>
        <table:table-row>
          <table:table-cell table:style-name="Таблица2.A1" office:value-type="string">
            <text:p text:style-name="P23">3.</text:p>
          </table:table-cell>
          <table:table-cell table:style-name="Таблица2.A1" office:value-type="string">
            <text:p text:style-name="Table_20_Contents">Ждать ввода в T1, T2, T3</text:p>
          </table:table-cell>
          <table:table-cell table:style-name="Таблица2.A1" office:value-type="string">
            <text:p text:style-name="P25">W<text:span text:style-name="T1">1-1</text:span>, W<text:span text:style-name="T1">2-1</text:span>, W<text:span text:style-name="T1">3-1</text:span></text:p>
          </table:table-cell>
        </table:table-row>
        <table:table-row>
          <table:table-cell table:style-name="Таблица2.A1" office:value-type="string">
            <text:p text:style-name="P23">4.</text:p>
          </table:table-cell>
          <table:table-cell table:style-name="Таблица2.A1" office:value-type="string">
            <text:p text:style-name="Table_20_Contents">Копирование MB, MZ, <text:s/><text:span text:style-name="T12">α</text:span></text:p>
          </table:table-cell>
          <table:table-cell table:style-name="Таблица2.A1" office:value-type="string">
            <text:p text:style-name="P17">КУ</text:p>
          </table:table-cell>
        </table:table-row>
        <table:table-row>
          <table:table-cell table:style-name="Таблица2.A1" office:value-type="string">
            <text:p text:style-name="P26">5.</text:p>
          </table:table-cell>
          <table:table-cell table:style-name="Таблица2.A1" office:value-type="string">
            <text:p text:style-name="P24">Счет <text:span text:style-name="T30">MA</text:span><text:span text:style-name="T2">H</text:span><text:span text:style-name="T30"> = MB4 * (MC</text:span><text:span text:style-name="T2">H </text:span><text:span text:style-name="T30">+ </text:span><text:span text:style-name="T13">α4</text:span><text:span text:style-name="T30"> * MZ4 * MR</text:span><text:span text:style-name="T2">H</text:span><text:span text:style-name="T30">)</text:span></text:p>
          </table:table-cell>
          <table:table-cell table:style-name="Таблица2.A1" office:value-type="string">
            <text:p text:style-name="P28"/>
          </table:table-cell>
        </table:table-row>
        <table:table-row>
          <table:table-cell table:style-name="Таблица2.A1" office:value-type="string">
            <text:p text:style-name="P26">6.</text:p>
          </table:table-cell>
          <table:table-cell table:style-name="Таблица2.A1" office:value-type="string">
            <text:p text:style-name="Table_20_Contents">Сигнал T1 об окончания счета <text:span text:style-name="T6">A</text:span><text:span text:style-name="T1">H</text:span></text:p>
          </table:table-cell>
          <table:table-cell table:style-name="Таблица2.A1" office:value-type="string">
            <text:p text:style-name="P25">S<text:span text:style-name="T1">3-2</text:span></text:p>
          </table:table-cell>
        </table:table-row>
      </table:table>
      <text:h text:style-name="P36" text:outline-level="1"/>
      <text:h text:style-name="P38" text:outline-level="1">Этап 3. Разработка схемы взаимодействия задач</text:h>
      <text:p text:style-name="P32"><draw:g text:anchor-type="paragraph" draw:z-index="3" draw:style-name="gr12"><draw:line draw:style-name="gr13" draw:text-style-name="P44" svg:x1="4.703cm" svg:y1="2.395cm" svg:x2="4.653cm" svg:y2="19.762cm"><text:p/></draw:line><draw:line draw:style-name="gr14" draw:text-style-name="P44" svg:x1="4.685cm" svg:y1="4.101cm" svg:x2="10.051cm" svg:y2="4.101cm"><text:p/></draw:line><draw:line draw:style-name="gr15" draw:text-style-name="P44" svg:x1="4.685cm" svg:y1="4.101cm" svg:x2="4.685cm" svg:y2="16.898cm"><text:p/></draw:line><draw:line draw:style-name="gr16" draw:text-style-name="P44" svg:x1="6.441cm" svg:y1="4.101cm" svg:x2="6.441cm" svg:y2="16.898cm"><text:p/></draw:line><draw:line draw:style-name="gr17" draw:text-style-name="P44" svg:x1="8.197cm" svg:y1="4.101cm" svg:x2="8.197cm" svg:y2="16.898cm"><text:p/></draw:line><draw:line draw:style-name="gr18" draw:text-style-name="P44" svg:x1="10.052cm" svg:y1="4.101cm" svg:x2="10.052cm" svg:y2="16.898cm"><text:p/></draw:line><draw:line draw:style-name="gr19" draw:text-style-name="P44" svg:x1="4.703cm" svg:y1="2.212cm" svg:x2="4.703cm" svg:y2="4.04cm"><text:p/></draw:line><draw:frame draw:style-name="gr20" draw:text-style-name="P46" svg:width="4.917cm" svg:height="1.22cm" svg:x="11.28cm" svg:y="5.077cm"><draw:text-box><text:p text:style-name="P41"><text:span text:style-name="T40">Ввод данных</text:span></text:p></draw:text-box></draw:frame><draw:frame draw:style-name="gr21" draw:text-style-name="P50" svg:width="8.78cm" svg:height="1.253cm" svg:x="11.224cm" svg:y="10.703cm"><draw:text-box><text:p text:style-name="P41"><text:span text:style-name="T46">MA</text:span><text:span text:style-name="T47">H</text:span><text:span text:style-name="T46"> = MB * (MC</text:span><text:span text:style-name="T47">H </text:span><text:span text:style-name="T46">+ α * MZ * MR</text:span><text:span text:style-name="T47">H</text:span><text:span text:style-name="T48">)</text:span></text:p></draw:text-box></draw:frame><draw:frame draw:style-name="gr22" draw:text-style-name="P48" svg:width="1.465cm" svg:height="1.098cm" svg:x="5.661cm" svg:y="5.077cm"><draw:text-box><text:p text:style-name="P40"><text:span text:style-name="T40">MC</text:span></text:p></draw:text-box></draw:frame><draw:frame draw:style-name="gr23" draw:text-style-name="P48" svg:width="1.465cm" svg:height="1.098cm" svg:x="3.904cm" svg:y="5.077cm"><draw:text-box><text:p text:style-name="P40"><text:span text:style-name="T40">MR</text:span></text:p></draw:text-box></draw:frame><draw:frame draw:style-name="gr24" draw:text-style-name="P48" svg:width="1.465cm" svg:height="1.588cm" svg:x="7.514cm" svg:y="5.077cm"><draw:text-box><text:p text:style-name="P40"><text:span text:style-name="T40">MZ</text:span></text:p><text:p text:style-name="P40"><text:span text:style-name="T41">α</text:span></text:p></draw:text-box></draw:frame><draw:frame draw:style-name="gr25" draw:text-style-name="P48" svg:width="1.465cm" svg:height="1.098cm" svg:x="9.269cm" svg:y="5.077cm"><draw:text-box><text:p text:style-name="P40"><text:span text:style-name="T40">MB</text:span></text:p></draw:text-box></draw:frame><draw:line draw:style-name="gr26" draw:text-style-name="P44" svg:x1="4.685cm" svg:y1="16.898cm" svg:x2="10.051cm" svg:y2="16.898cm"><text:p/></draw:line><draw:frame draw:style-name="gr27" draw:text-style-name="P48" svg:width="2.244cm" svg:height="1.659cm" svg:x="3.417cm" svg:y="14.021cm"><draw:text-box><text:p text:style-name="P40"><text:span text:style-name="T40">Вывод MA</text:span></text:p></draw:text-box></draw:frame><draw:custom-shape draw:style-name="gr28" draw:text-style-name="P48" svg:width="7.317cm" svg:height="0.611cm" svg:x="3.71cm" svg:y="7.147cm"><text:p text:style-name="P40"><text:span text:style-name="T40">Барьер</text:span></text:p><draw:enhanced-geometry svg:viewBox="0 0 21600 21600" draw:type="rectangle" draw:enhanced-path="M 0 0 L 21600 0 21600 21600 0 21600 0 0 Z N"/></draw:custom-shape><draw:frame draw:style-name="gr29" draw:text-style-name="P51" svg:width="1.465cm" svg:height="0.974cm" svg:x="3.904cm" svg:y="8.611cm"><draw:text-box><text:p text:style-name="P40"><text:span text:style-name="T49">Коп</text:span></text:p></draw:text-box></draw:frame><draw:frame draw:style-name="gr30" draw:text-style-name="P51" svg:width="1.465cm" svg:height="0.974cm" svg:x="5.661cm" svg:y="8.611cm"><draw:text-box><text:p text:style-name="P40"><text:span text:style-name="T49">Коп</text:span></text:p></draw:text-box></draw:frame><draw:frame draw:style-name="gr31" draw:text-style-name="P51" svg:width="1.465cm" svg:height="0.974cm" svg:x="7.611cm" svg:y="8.611cm"><draw:text-box><text:p text:style-name="P40"><text:span text:style-name="T49">Коп</text:span></text:p></draw:text-box></draw:frame><draw:frame draw:style-name="gr32" draw:text-style-name="P51" svg:width="1.463cm" svg:height="0.974cm" svg:x="9.368cm" svg:y="8.611cm"><draw:text-box><text:p text:style-name="P40"><text:span text:style-name="T49">Коп</text:span></text:p></draw:text-box></draw:frame><draw:custom-shape draw:style-name="gr33" draw:text-style-name="P48" svg:width="7.317cm" svg:height="0.609cm" svg:x="3.71cm" svg:y="12.633cm"><text:p text:style-name="P40"><text:span text:style-name="T40">Барьер</text:span></text:p><draw:enhanced-geometry svg:viewBox="0 0 21600 21600" draw:type="rectangle" draw:enhanced-path="M 0 0 L 21600 0 21600 21600 0 21600 0 0 Z N"/></draw:custom-shape><draw:frame draw:style-name="gr34" draw:text-style-name="P46" svg:width="7.802cm" svg:height="1.812cm" svg:x="11.224cm" svg:y="8.237cm"><draw:text-box><text:p text:style-name="P41"><text:span text:style-name="T50">Создание локальных копий</text:span></text:p><text:p text:style-name="P41"><text:span text:style-name="T50">MB, MZ, </text:span><text:span text:style-name="T38">α</text:span></text:p></draw:text-box></draw:frame><draw:frame draw:style-name="gr35" draw:text-style-name="P53" svg:width="1.465cm" svg:height="0.974cm" svg:x="3.904cm" svg:y="10.837cm"><draw:text-box><text:p text:style-name="P52"><text:span text:style-name="T51">Счет</text:span></text:p></draw:text-box></draw:frame><draw:frame draw:style-name="gr36" draw:text-style-name="P54" svg:width="1.465cm" svg:height="0.973cm" svg:x="5.661cm" svg:y="10.806cm"><draw:text-box><text:p text:style-name="P40"><text:span text:style-name="T51">Счет</text:span></text:p></draw:text-box></draw:frame><draw:frame draw:style-name="gr37" draw:text-style-name="P54" svg:width="1.465cm" svg:height="0.973cm" svg:x="7.611cm" svg:y="10.806cm"><draw:text-box><text:p text:style-name="P40"><text:span text:style-name="T51">Счет</text:span></text:p></draw:text-box></draw:frame><draw:frame draw:style-name="gr38" draw:text-style-name="P54" svg:width="1.463cm" svg:height="0.973cm" svg:x="9.368cm" svg:y="10.806cm"><draw:text-box><text:p text:style-name="P40"><text:span text:style-name="T51">Счет</text:span></text:p></draw:text-box></draw:frame><draw:custom-shape draw:style-name="gr39" draw:text-style-name="P44" svg:width="11.219cm" svg:height="1.828cm" svg:x="0.101cm" svg:y="8.123cm"><text:p/><draw:enhanced-geometry svg:viewBox="0 0 21600 21600" draw:type="rectangle" draw:enhanced-path="M 0 0 L 21600 0 21600 21600 0 21600 0 0 Z N"/></draw:custom-shape><draw:frame draw:style-name="gr40" draw:text-style-name="P46" svg:width="3.65cm" svg:height="1.781cm" svg:x="0.002cm" svg:y="8.123cm"><draw:text-box><text:p text:style-name="P41"><text:span text:style-name="T50">Критическая секция</text:span></text:p></draw:text-box></draw:frame><draw:line draw:style-name="gr41" draw:text-style-name="P44" svg:x1="4.653cm" svg:y1="17.081cm" svg:x2="4.653cm" svg:y2="18.909cm"><text:p/></draw:line></draw:g></text:p>
      <text:h text:style-name="P37" text:outline-level="1">Этап 4. Программа</text:h>
      <text:p text:style-name="P8">/*--------------------------------------------------------------</text:p>
      <text:p text:style-name="P8">-- <text:s text:c="13"/><text:span text:style-name="T23">Paralel</text:span> and distributed computing <text:s text:c="12"/>--</text:p>
      <text:p text:style-name="P8">-- <text:s text:c="18"/>Laboratory work #6. OpenMP <text:s text:c="14"/>--</text:p>
      <text:p text:style-name="P8">-- <text:s text:c="17"/><text:span text:style-name="T23">Func</text:span>: MA = MB*(MC + a*MZ*MR) <text:s text:c="13"/>--</text:p>
      <text:p text:style-name="P8">-- <text:s text:c="18"/>IO-73 <text:span text:style-name="T23">Pustovit</text:span> <text:span text:style-name="T23">Michael</text:span> <text:s text:c="18"/>--</text:p>
      <text:p text:style-name="P8">-- <text:s text:c="24"/>28.03.2010 <text:s text:c="24"/>--</text:p>
      <text:p text:style-name="P8">--------------------------------------------------------------*/</text:p>
      <text:p text:style-name="P11"><text:span text:style-name="T24">#include</text:span><text:span text:style-name="T25"> </text:span><text:span text:style-name="T27">"stdafx.h"</text:span></text:p>
      <text:p text:style-name="P12"><text:span text:style-name="T24">#include</text:span><text:span text:style-name="T25"> </text:span><text:span text:style-name="T27">&lt;iostream&gt;</text:span></text:p>
      <text:p text:style-name="P12"><text:span text:style-name="T24">#include</text:span><text:span text:style-name="T25"> </text:span><text:span text:style-name="T27">"omp.h"</text:span></text:p>
      <text:p text:style-name="P12"><text:span text:style-name="T24">#include</text:span><text:span text:style-name="T25"> </text:span><text:span text:style-name="T27">&lt;time.h&gt;</text:span></text:p>
      <text:p text:style-name="P11"><text:span text:style-name="T24">#include</text:span><text:span text:style-name="T25"> </text:span><text:span text:style-name="T27">&lt;windows.h&gt;</text:span></text:p>
      <text:p text:style-name="P12"/>
      <text:p text:style-name="P12"><text:span text:style-name="T24">using</text:span><text:span text:style-name="T25"> </text:span><text:span text:style-name="T24">namespace</text:span><text:span text:style-name="T25"> std;</text:span></text:p>
      <text:p text:style-name="P12"/>
      <text:p text:style-name="P8">//<text:span text:style-name="T23">Размер</text:span> <text:span text:style-name="T23">стека</text:span></text:p>
      <text:p text:style-name="P12"><text:span text:style-name="T24">#pragma</text:span><text:span text:style-name="T25"> comment(linker, </text:span><text:span text:style-name="T27">"/stack:16000000"</text:span><text:span text:style-name="T25">) </text:span></text:p>
      <text:p text:style-name="P12"/>
      <text:p text:style-name="P12"><text:span text:style-name="T24">const</text:span><text:span text:style-name="T25"> </text:span><text:span text:style-name="T24">int</text:span><text:span text:style-name="T25"> N = 1000;</text:span></text:p>
      <text:p text:style-name="P12"><text:span text:style-name="T24">const</text:span><text:span text:style-name="T25"> </text:span><text:span text:style-name="T24">int</text:span><text:span text:style-name="T25"> P = 4;</text:span></text:p>
      <text:p text:style-name="P12"><text:span text:style-name="T24">const</text:span><text:span text:style-name="T25"> </text:span><text:span text:style-name="T24">int</text:span><text:span text:style-name="T25"> H = N/P;</text:span></text:p>
      <text:p text:style-name="P12"/>
      <text:p text:style-name="P12"><text:span text:style-name="T24">int</text:span><text:span text:style-name="T25"> MA [N][N];</text:span></text:p>
      <text:p text:style-name="P12"><text:span text:style-name="T24">int</text:span><text:span text:style-name="T25"> MB [N][N];</text:span></text:p>
      <text:p text:style-name="P12"><text:span text:style-name="T24">int</text:span><text:span text:style-name="T25"> MC [N][N];</text:span></text:p>
      <text:p text:style-name="P12"><text:span text:style-name="T24">int</text:span><text:span text:style-name="T25"> MR [N][N];</text:span></text:p>
      <text:p text:style-name="P12"><text:span text:style-name="T24">int</text:span><text:span text:style-name="T25"> MZ [N][N];</text:span></text:p>
      <text:p text:style-name="P12"/>
      <text:p text:style-name="P12"><text:span text:style-name="T24">int</text:span><text:span text:style-name="T25"> a;</text:span></text:p>
      <text:p text:style-name="P12"/>
      <text:p text:style-name="P14">DWORD deltaTime, startTime;</text:p>
      <text:p text:style-name="P12"/>
      <text:p text:style-name="P12"><text:span text:style-name="T24">int</text:span><text:span text:style-name="T25"> </text:span><text:span text:style-name="T26">_tmain</text:span><text:span text:style-name="T25">(</text:span><text:span text:style-name="T24">int</text:span><text:span text:style-name="T25"> argc, _TCHAR* argv[])</text:span></text:p>
      <text:p text:style-name="P14">{</text:p>
      <text:p text:style-name="P12"><text:span text:style-name="T25"><text:tab/>cout &lt;&lt; </text:span><text:span text:style-name="T27">"N = "</text:span><text:span text:style-name="T25"> &lt;&lt; N &lt;&lt; endl;</text:span></text:p>
      <text:p text:style-name="P12"><text:span text:style-name="T25"><text:tab/>printf(</text:span><text:span text:style-name="T27">"Main thread: started\n"</text:span><text:span text:style-name="T25">);</text:span></text:p>
      <text:p text:style-name="P14"><text:tab/></text:p>
      <text:p text:style-name="P14"><text:tab/>omp_set_num_threads(P);</text:p>
      <text:p text:style-name="P12"/>
      <text:p text:style-name="P14"><text:tab/>startTime = GetTickCount();</text:p>
      <text:p text:style-name="P12"><text:span text:style-name="T25"><text:tab/></text:span><text:span text:style-name="T24">#pragma</text:span><text:span text:style-name="T25"> omp parallel </text:span></text:p>
      <text:p text:style-name="P14"><text:s text:c="4"/>{</text:p>
      <text:p text:style-name="P12"><text:span text:style-name="T25"><text:tab/><text:tab/></text:span><text:span text:style-name="T24">int</text:span><text:span text:style-name="T25"> num = omp_get_thread_num();</text:span></text:p>
      <text:p text:style-name="P14"><text:tab/><text:tab/></text:p>
      <text:p text:style-name="P12"><text:span text:style-name="T25"><text:tab/><text:tab/>printf(</text:span><text:span text:style-name="T27">"Thread %d: started\n"</text:span><text:span text:style-name="T25">, num);</text:span></text:p>
      <text:p text:style-name="P14"><text:tab/><text:tab/></text:p>
      <text:p text:style-name="P12"><text:span text:style-name="T25"><text:tab/><text:tab/></text:span><text:span text:style-name="T29">//-----------------Input data------------------</text:span></text:p>
      <text:p text:style-name="P12"><text:span text:style-name="T25"><text:tab/><text:tab/></text:span><text:span text:style-name="T24">switch</text:span><text:span text:style-name="T25"> (num) {</text:span></text:p>
      <text:p text:style-name="P12"><text:span text:style-name="T25"><text:tab/><text:tab/><text:tab/></text:span><text:span text:style-name="T24">case</text:span><text:span text:style-name="T25"> 0:<text:tab/><text:tab/></text:span></text:p>
      <text:p text:style-name="P12"><text:span text:style-name="T25"><text:tab/><text:tab/><text:tab/><text:tab/>printf(</text:span><text:span text:style-name="T27">"Thread %d: Input MR\n"</text:span><text:span text:style-name="T25">, num);</text:span></text:p>
      <text:p text:style-name="P14"><text:tab/><text:tab/><text:tab/><text:tab/>inMatrix(MR);</text:p>
      <text:p text:style-name="P12"><text:span text:style-name="T25"><text:tab/><text:tab/><text:tab/></text:span><text:span text:style-name="T24">break</text:span><text:span text:style-name="T25">;</text:span></text:p>
      <text:p text:style-name="P14"><text:tab/><text:tab/></text:p>
      <text:p text:style-name="P12"><text:span text:style-name="T25"><text:tab/><text:tab/><text:tab/></text:span><text:span text:style-name="T24">case</text:span><text:span text:style-name="T25"> 1:</text:span></text:p>
      <text:p text:style-name="P12"><text:span text:style-name="T25"><text:tab/><text:tab/><text:tab/><text:tab/>printf(</text:span><text:span text:style-name="T27">"Thread %d: Input MC\n"</text:span><text:span text:style-name="T25">, num);</text:span></text:p>
      <text:p text:style-name="P14"><text:tab/><text:tab/><text:tab/><text:tab/>inMatrix(MC);</text:p>
      <text:p text:style-name="P12"><text:span text:style-name="T25"><text:tab/><text:tab/><text:tab/></text:span><text:span text:style-name="T24">break</text:span><text:span text:style-name="T25">;</text:span></text:p>
      <text:p text:style-name="P12"/>
      <text:p text:style-name="P12"><text:span text:style-name="T25"><text:tab/><text:tab/><text:tab/></text:span><text:span text:style-name="T24">case</text:span><text:span text:style-name="T25"> 2:</text:span></text:p>
      <text:p text:style-name="P12"><text:span text:style-name="T25"><text:tab/><text:tab/><text:tab/><text:tab/>printf(</text:span><text:span text:style-name="T27">"Thread %d: Input MZ and a\n"</text:span><text:span text:style-name="T25">, num);</text:span></text:p>
      <text:p text:style-name="P14"><text:tab/><text:tab/><text:tab/><text:tab/>inMatrix(MZ);<text:tab/><text:tab/></text:p>
      <text:p text:style-name="P14"><text:tab/><text:tab/><text:tab/><text:tab/>a = 1;</text:p>
      <text:p text:style-name="P12"><text:span text:style-name="T25"><text:tab/><text:tab/><text:tab/></text:span><text:span text:style-name="T24">break</text:span><text:span text:style-name="T25">;</text:span></text:p>
      <text:p text:style-name="P14"><text:tab/><text:tab/><text:tab/></text:p>
      <text:p text:style-name="P12"><text:span text:style-name="T25"><text:tab/><text:tab/><text:tab/></text:span><text:span text:style-name="T24">case</text:span><text:span text:style-name="T25"> 3:</text:span></text:p>
      <text:p text:style-name="P12"><text:span text:style-name="T25"><text:tab/><text:tab/><text:tab/><text:tab/>printf(</text:span><text:span text:style-name="T27">"Thread %d: Input MB\n"</text:span><text:span text:style-name="T25">, num);</text:span></text:p>
      <text:p text:style-name="P14"><text:tab/><text:tab/><text:tab/><text:tab/>inMatrix(MB);</text:p>
      <text:p text:style-name="P12"><text:span text:style-name="T25"><text:tab/><text:tab/><text:tab/></text:span><text:span text:style-name="T24">break</text:span><text:span text:style-name="T25">;</text:span></text:p>
      <text:p text:style-name="P14"><text:tab/><text:tab/>}</text:p>
      <text:p text:style-name="P12"/>
      <text:p text:style-name="P12"><text:span text:style-name="T25"><text:tab/><text:tab/></text:span><text:span text:style-name="T24">#pragma</text:span><text:span text:style-name="T25"> omp barrier</text:span></text:p>
      <text:p text:style-name="P12"/>
      <text:p text:style-name="P12"><text:span text:style-name="T25"><text:tab/><text:tab/></text:span><text:span text:style-name="T24">int</text:span><text:span text:style-name="T25"> ax;</text:span></text:p>
      <text:p text:style-name="P12"><text:span text:style-name="T25"><text:tab/><text:tab/></text:span><text:span text:style-name="T24">int</text:span><text:span text:style-name="T25"> MZx[N][N];</text:span></text:p>
      <text:p text:style-name="P12"><text:span text:style-name="T25"><text:tab/><text:tab/></text:span><text:span text:style-name="T24">int</text:span><text:span text:style-name="T25"> MBx[N][N];</text:span></text:p>
      <text:p text:style-name="P12"><text:span text:style-name="T25"><text:tab/><text:tab/></text:span><text:span text:style-name="T24">#pragma</text:span><text:span text:style-name="T25"> omp critical (copy)</text:span></text:p>
      <text:p text:style-name="P14"><text:tab/><text:tab/>{</text:p>
      <text:p text:style-name="P14"><text:soft-page-break/><text:tab/><text:tab/><text:tab/>clone(MZx, MZ);</text:p>
      <text:p text:style-name="P14"><text:tab/><text:tab/><text:tab/>clone(MBx, MB);</text:p>
      <text:p text:style-name="P14"><text:tab/><text:tab/><text:tab/>ax = a;</text:p>
      <text:p text:style-name="P14"><text:tab/><text:tab/>}</text:p>
      <text:p text:style-name="P12"/>
      <text:p text:style-name="P12"><text:span text:style-name="T25"><text:tab/><text:tab/></text:span><text:span text:style-name="T29">//-----------------Calculating------------------</text:span></text:p>
      <text:p text:style-name="P12"><text:span text:style-name="T25"><text:tab/><text:tab/>printf(</text:span><text:span text:style-name="T27">"Thread %d: started calculating\n"</text:span><text:span text:style-name="T25">, num);</text:span></text:p>
      <text:p text:style-name="P12"/>
      <text:p text:style-name="P12"><text:span text:style-name="T25"><text:tab/><text:tab/></text:span><text:span text:style-name="T24">int</text:span><text:span text:style-name="T25"> sum;</text:span></text:p>
      <text:p text:style-name="P12"><text:span text:style-name="T25"><text:tab/><text:tab/></text:span><text:span text:style-name="T24">int</text:span><text:span text:style-name="T25"> T[N];</text:span></text:p>
      <text:p text:style-name="P14"><text:tab/> <text:s text:c="3"/></text:p>
      <text:p text:style-name="P12"><text:span text:style-name="T25"><text:tab/><text:tab/></text:span><text:span text:style-name="T24">for</text:span><text:span text:style-name="T25"> (</text:span><text:span text:style-name="T24">int</text:span><text:span text:style-name="T25"> z = num * H; z &lt; (num + 1) * H; z++) {</text:span></text:p>
      <text:p text:style-name="P12"><text:span text:style-name="T25"><text:tab/><text:tab/><text:tab/></text:span><text:span text:style-name="T24">for</text:span><text:span text:style-name="T25"> (</text:span><text:span text:style-name="T24">int</text:span><text:span text:style-name="T25"> i = 0; i &lt; N; i++) {</text:span></text:p>
      <text:p text:style-name="P14"><text:tab/><text:tab/><text:tab/> <text:s text:c="2"/>sum = 0;</text:p>
      <text:p text:style-name="P12"><text:span text:style-name="T25"><text:tab/><text:tab/><text:tab/> <text:s text:c="2"/></text:span><text:span text:style-name="T24">for</text:span><text:span text:style-name="T25"> (</text:span><text:span text:style-name="T24">int</text:span><text:span text:style-name="T25"> j = 0; j &lt; N; j++) {</text:span></text:p>
      <text:p text:style-name="P14"><text:tab/><text:tab/><text:tab/><text:tab/> <text:s/>sum = sum + MZx[i][j] * MR[j][z] * ax;</text:p>
      <text:p text:style-name="P14"><text:tab/><text:tab/><text:tab/> <text:s text:c="2"/>}</text:p>
      <text:p text:style-name="P14"><text:tab/><text:tab/><text:tab/> <text:s text:c="2"/>T[i] = sum;</text:p>
      <text:p text:style-name="P14"><text:tab/><text:tab/><text:tab/>}</text:p>
      <text:p text:style-name="P12"/>
      <text:p text:style-name="P12"><text:span text:style-name="T25"><text:tab/><text:tab/><text:tab/></text:span><text:span text:style-name="T24">for</text:span><text:span text:style-name="T25"> (</text:span><text:span text:style-name="T24">int</text:span><text:span text:style-name="T25"> i = 0; i &lt; N; i++) {</text:span></text:p>
      <text:p text:style-name="P14"><text:tab/><text:tab/><text:tab/> <text:s text:c="2"/>T[i] = T[i] + MC[i][z];</text:p>
      <text:p text:style-name="P14"><text:tab/><text:tab/><text:tab/>}</text:p>
      <text:p text:style-name="P12"/>
      <text:p text:style-name="P12"><text:span text:style-name="T25"><text:tab/><text:tab/><text:tab/></text:span><text:span text:style-name="T24">for</text:span><text:span text:style-name="T25"> (</text:span><text:span text:style-name="T24">int</text:span><text:span text:style-name="T25"> i = 0; i &lt; N; i++) {</text:span></text:p>
      <text:p text:style-name="P14"><text:tab/><text:tab/><text:tab/> <text:s text:c="2"/>sum = 0;</text:p>
      <text:p text:style-name="P12"><text:span text:style-name="T25"><text:tab/><text:tab/><text:tab/> <text:s text:c="2"/></text:span><text:span text:style-name="T24">for</text:span><text:span text:style-name="T25"> (</text:span><text:span text:style-name="T24">int</text:span><text:span text:style-name="T25"> j = 0; j &lt; N; j++) {</text:span></text:p>
      <text:p text:style-name="P14"><text:tab/><text:tab/><text:tab/><text:tab/> <text:s/>sum = sum + MBx[i][j] * T[j];</text:p>
      <text:p text:style-name="P14"><text:tab/><text:tab/><text:tab/> <text:s text:c="2"/>}</text:p>
      <text:p text:style-name="P14"><text:tab/><text:tab/><text:tab/> <text:s text:c="2"/>MA[i][z] = sum;</text:p>
      <text:p text:style-name="P14"><text:tab/><text:tab/><text:tab/>}</text:p>
      <text:p text:style-name="P14"><text:tab/> <text:s text:c="2"/>}</text:p>
      <text:p text:style-name="P14"><text:tab/><text:tab/></text:p>
      <text:p text:style-name="P12"><text:span text:style-name="T25"><text:tab/><text:tab/>printf(</text:span><text:span text:style-name="T27">"Thread %d: finished calculating\n"</text:span><text:span text:style-name="T25">, num);</text:span></text:p>
      <text:p text:style-name="P12"><text:span text:style-name="T25"><text:tab/><text:tab/></text:span><text:span text:style-name="T24">#pragma</text:span><text:span text:style-name="T25"> omp barrier</text:span></text:p>
      <text:p text:style-name="P12"/>
      <text:p text:style-name="P12"><text:span text:style-name="T25"><text:tab/><text:tab/></text:span><text:span text:style-name="T24">if</text:span><text:span text:style-name="T25"> (num == 0) {</text:span></text:p>
      <text:p text:style-name="P12"><text:span text:style-name="T25"><text:tab/><text:tab/><text:tab/></text:span><text:span text:style-name="T24">if</text:span><text:span text:style-name="T25"> (N &lt;= 8) outMatrix(MA);<text:tab/></text:span></text:p>
      <text:p text:style-name="P14"><text:tab/><text:tab/>}</text:p>
      <text:p text:style-name="P12"><text:span text:style-name="T25"><text:tab/><text:tab/>printf(</text:span><text:span text:style-name="T27">"Thread %d: finished\n"</text:span><text:span text:style-name="T25">, num);</text:span></text:p>
      <text:p text:style-name="P14"><text:tab/>}</text:p>
      <text:p text:style-name="P14"><text:tab/></text:p>
      <text:p text:style-name="P14"><text:tab/>deltaTime = GetTickCount() - startTime;<text:tab/></text:p>
      <text:p text:style-name="P12"><text:span text:style-name="T25"><text:tab/>printf(</text:span><text:span text:style-name="T27">"Main thread: finished\n"</text:span><text:span text:style-name="T25">);</text:span></text:p>
      <text:p text:style-name="P12"><text:span text:style-name="T25"><text:tab/>cout &lt;&lt; </text:span><text:span text:style-name="T27">"</text:span><text:span text:style-name="T28">Worktime</text:span><text:span text:style-name="T27">: "</text:span><text:span text:style-name="T25"> &lt;&lt; deltaTime &lt;&lt; </text:span><text:span text:style-name="T27">" </text:span><text:span text:style-name="T28">ms</text:span><text:span text:style-name="T27">"</text:span><text:span text:style-name="T25"> &lt;&lt; endl;</text:span></text:p>
      <text:p text:style-name="P14"><text:tab/>cin.get();</text:p>
      <text:p text:style-name="P12"><text:span text:style-name="T25"><text:tab/></text:span><text:span text:style-name="T24">return</text:span><text:span text:style-name="T25"> 0;</text:span></text:p>
      <text:p text:style-name="P14">}</text:p>
      <text:p text:style-name="P14"/>
      <text:p text:style-name="P12"><text:span text:style-name="T24">void</text:span><text:span text:style-name="T25"> </text:span><text:span text:style-name="T26">inMatrix</text:span><text:span text:style-name="T25">(</text:span><text:span text:style-name="T24">int</text:span><text:span text:style-name="T25"> matr[N][N]) {</text:span></text:p>
      <text:p text:style-name="P12"><text:span text:style-name="T25"><text:tab/></text:span><text:span text:style-name="T24">for</text:span><text:span text:style-name="T25"> (</text:span><text:span text:style-name="T24">int</text:span><text:span text:style-name="T25"> i = 0; i &lt; N; i++) {</text:span></text:p>
      <text:p text:style-name="P12"><text:span text:style-name="T25"><text:tab/><text:tab/></text:span><text:span text:style-name="T24">for</text:span><text:span text:style-name="T25"> (</text:span><text:span text:style-name="T24">int</text:span><text:span text:style-name="T25"> j = 0; j &lt; N; j++) {</text:span></text:p>
      <text:p text:style-name="P14"><text:tab/><text:tab/><text:tab/>matr [i][j] = 1;</text:p>
      <text:p text:style-name="P14"><text:tab/><text:tab/>}</text:p>
      <text:p text:style-name="P14"><text:tab/>}</text:p>
      <text:p text:style-name="P14">}</text:p>
      <text:p text:style-name="P12"/>
      <text:p text:style-name="P12"><text:span text:style-name="T24">void</text:span><text:span text:style-name="T25"> </text:span><text:span text:style-name="T26">outMatrix</text:span><text:span text:style-name="T25">(</text:span><text:span text:style-name="T24">int</text:span><text:span text:style-name="T25"> matr [N][N]) {</text:span></text:p>
      <text:p text:style-name="P12"><text:span text:style-name="T25"><text:tab/></text:span><text:span text:style-name="T24">for</text:span><text:span text:style-name="T25"> (</text:span><text:span text:style-name="T24">int</text:span><text:span text:style-name="T25"> i = 0; i &lt; N; i++) {</text:span></text:p>
      <text:p text:style-name="P12"><text:span text:style-name="T25"><text:tab/><text:tab/></text:span><text:span text:style-name="T24">for</text:span><text:span text:style-name="T25"> (</text:span><text:span text:style-name="T24">int</text:span><text:span text:style-name="T25"> j = 0; j &lt; N; j++) {</text:span></text:p>
      <text:p text:style-name="P12"><text:span text:style-name="T25"><text:tab/><text:tab/><text:tab/>printf(</text:span><text:span text:style-name="T27">"%d <text:s/>"</text:span><text:span text:style-name="T25">, matr [i][j]);</text:span></text:p>
      <text:p text:style-name="P14"><text:tab/><text:tab/>}</text:p>
      <text:p text:style-name="P12"><text:span text:style-name="T25"><text:tab/><text:tab/>printf(</text:span><text:span text:style-name="T27">"\n"</text:span><text:span text:style-name="T25">);</text:span></text:p>
      <text:p text:style-name="P14"><text:tab/>}</text:p>
      <text:p text:style-name="P14">}</text:p>
      <text:p text:style-name="P12"/>
      <text:p text:style-name="P12"><text:span text:style-name="T24">void</text:span><text:span text:style-name="T25"> </text:span><text:span text:style-name="T26">clone</text:span><text:span text:style-name="T25">(</text:span><text:span text:style-name="T24">int</text:span><text:span text:style-name="T25"> MT [N][N], </text:span><text:span text:style-name="T24">int</text:span><text:span text:style-name="T25"> MM [N][N]) { </text:span></text:p>
      <text:p text:style-name="P12"><text:span text:style-name="T25"><text:s text:c="4"/></text:span><text:span text:style-name="T24">for</text:span><text:span text:style-name="T25"> (</text:span><text:span text:style-name="T24">int</text:span><text:span text:style-name="T25"> i = 0; i &lt; N; i++) {</text:span></text:p>
      <text:p text:style-name="P12"><text:span text:style-name="T25"><text:s text:c="8"/></text:span><text:span text:style-name="T24">for</text:span><text:span text:style-name="T25"> (</text:span><text:span text:style-name="T24">int</text:span><text:span text:style-name="T25"> j = 0; j &lt; N; j++) {</text:span></text:p>
      <text:p text:style-name="P14"><text:s text:c="12"/>MT[i][j] = MM[i][j];</text:p>
      <text:p text:style-name="P14"><text:s text:c="8"/>}</text:p>
      <text:p text:style-name="P14"><text:s text:c="4"/>}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32cm" fo:margin-bottom="1.6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6T22:42:36</meta:creation-date>
    <dc:date>2010-03-30T18:10:15</dc:date>
    <meta:editing-duration>PT56H48M06S</meta:editing-duration>
    <meta:editing-cycles>83</meta:editing-cycles>
    <meta:generator>OpenOffice.org/3.1$Linux OpenOffice.org_project/310m19$Build-9420</meta:generator>
    <dc:creator>Pustovit Michael</dc:creator>
    <meta:printed-by>Pustovit Michael</meta:printed-by>
    <meta:print-date>2010-03-30T17:51:25</meta:print-date>
    <meta:document-statistic meta:table-count="2" meta:image-count="0" meta:object-count="0" meta:page-count="10" meta:paragraph-count="352" meta:word-count="1202" meta:character-count="6877"/>
  </office:meta>
</office:document-meta>
</file>